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4cm" style:rel-column-width="8186*"/>
    </style:style>
    <style:style style:name="Table1.B" style:family="table-column">
      <style:table-column-properties style:column-width="2.125cm" style:rel-column-width="8193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933cm" fo:margin-left="0.081cm" table:align="left"/>
    </style:style>
    <style:style style:name="Table2.A" style:family="table-column">
      <style:table-column-properties style:column-width="2.046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2.152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933cm" fo:margin-left="0.081cm" table:align="left"/>
    </style:style>
    <style:style style:name="Table3.A" style:family="table-column">
      <style:table-column-properties style:column-width="2.046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2.152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H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H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933cm" fo:margin-left="0.081cm" table:align="left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2.117cm"/>
    </style:style>
    <style:style style:name="Table4.C" style:family="table-column">
      <style:table-column-properties style:column-width="2.15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H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H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933cm" fo:margin-left="0.081cm" table:align="left"/>
    </style:style>
    <style:style style:name="Table5.A" style:family="table-column">
      <style:table-column-properties style:column-width="2.046cm"/>
    </style:style>
    <style:style style:name="Table5.B" style:family="table-column">
      <style:table-column-properties style:column-width="2.117cm"/>
    </style:style>
    <style:style style:name="Table5.C" style:family="table-column">
      <style:table-column-properties style:column-width="2.152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H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H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933cm" fo:margin-left="0.081cm" table:align="left"/>
    </style:style>
    <style:style style:name="Table6.A" style:family="table-column">
      <style:table-column-properties style:column-width="2.046cm"/>
    </style:style>
    <style:style style:name="Table6.B" style:family="table-column">
      <style:table-column-properties style:column-width="2.117cm"/>
    </style:style>
    <style:style style:name="Table6.C" style:family="table-column">
      <style:table-column-properties style:column-width="2.152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H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4pt" officeooo:rsid="001adf4f" officeooo:paragraph-rsid="001adf4f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officeooo:rsid="001adf4f" officeooo:paragraph-rsid="001adf4f" style:font-size-asian="13.1000003814697pt" style:font-style-asian="italic" style:font-size-complex="15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officeooo:rsid="001adf4f" officeooo:paragraph-rsid="001adf4f" style:font-size-asian="13.1000003814697pt" style:font-style-asian="italic" style:font-size-complex="15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officeooo:rsid="0040ed7a" officeooo:paragraph-rsid="0040ed7a" style:font-size-asian="13.1000003814697pt" style:font-style-asian="italic" style:font-size-complex="15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officeooo:rsid="0040ed7a" officeooo:paragraph-rsid="00529c3f" style:font-size-asian="13.1000003814697pt" style:font-style-asian="italic" style:font-size-complex="15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officeooo:rsid="0040ed7a" officeooo:paragraph-rsid="00548cce" style:font-size-asian="13.1000003814697pt" style:font-style-asian="italic" style:font-size-complex="15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officeooo:rsid="0040ed7a" officeooo:paragraph-rsid="005a8ad4" style:font-size-asian="13.1000003814697pt" style:font-style-asian="italic" style:font-size-complex="15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5pt" fo:font-style="italic" officeooo:rsid="004433b8" officeooo:paragraph-rsid="004433b8" style:font-size-asian="13.1000003814697pt" style:font-style-asian="italic" style:font-size-complex="15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5pt" fo:font-style="italic" officeooo:rsid="00552395" officeooo:paragraph-rsid="00552395" style:font-size-asian="13.1000003814697pt" style:font-style-asian="italic" style:font-size-complex="15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5pt" fo:font-style="italic" officeooo:rsid="005861c6" officeooo:paragraph-rsid="005861c6" style:font-size-asian="13.1000003814697pt" style:font-style-asian="italic" style:font-size-complex="15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5pt" fo:font-style="italic" officeooo:rsid="005a8ad4" officeooo:paragraph-rsid="005a8ad4" style:font-size-asian="13.1000003814697pt" style:font-style-asian="italic" style:font-size-complex="15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officeooo:rsid="00411b45" officeooo:paragraph-rsid="00411b45" style:font-size-asian="13.1000003814697pt" style:font-style-asian="italic" style:font-size-complex="15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officeooo:rsid="00411b45" officeooo:paragraph-rsid="00524b79" style:font-size-asian="13.1000003814697pt" style:font-style-asian="italic" style:font-size-complex="15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officeooo:rsid="001c1498" officeooo:paragraph-rsid="001c1498" style:font-size-asian="13.1000003814697pt" style:font-style-asian="normal" style:font-size-complex="15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style="normal" officeooo:rsid="001c1498" officeooo:paragraph-rsid="001d6bf2" style:font-size-asian="13.1000003814697pt" style:font-style-asian="normal" style:font-size-complex="15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15pt" fo:font-style="normal" officeooo:rsid="001c1498" officeooo:paragraph-rsid="001c1498" style:font-size-asian="13.1000003814697pt" style:font-style-asian="normal" style:font-size-complex="15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style="normal" officeooo:rsid="001d6bf2" officeooo:paragraph-rsid="001d6bf2" style:font-size-asian="13.1000003814697pt" style:font-style-asian="normal" style:font-size-complex="15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style:text-underline-style="none" officeooo:rsid="0043cb45" officeooo:paragraph-rsid="0043cb45" style:font-size-asian="13.1000003814697pt" style:font-style-asian="normal" style:font-size-complex="15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style:text-underline-style="none" officeooo:rsid="005c3cf8" officeooo:paragraph-rsid="005c3cf8" style:font-size-asian="13.1000003814697pt" style:font-style-asian="normal" style:font-size-complex="15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5pt" officeooo:rsid="001adf4f" officeooo:paragraph-rsid="001adf4f" style:font-size-asian="13.1000003814697pt" style:font-size-complex="15pt"/>
    </style:style>
    <style:style style:name="P22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23" style:family="paragraph" style:parent-style-name="Table_20_Contents">
      <style:paragraph-properties fo:text-align="start" style:justify-single-word="false"/>
      <style:text-properties fo:font-size="15pt" officeooo:paragraph-rsid="00524b79" style:font-size-asian="13.1000003814697pt" style:font-size-complex="15pt"/>
    </style:style>
    <style:style style:name="P24" style:family="paragraph" style:parent-style-name="Table_20_Contents">
      <style:paragraph-properties fo:text-align="start" style:justify-single-word="false"/>
      <style:text-properties fo:font-size="15pt" officeooo:paragraph-rsid="00548cce" style:font-size-asian="13.1000003814697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fo:font-size="15pt" officeooo:paragraph-rsid="005861c6" style:font-size-asian="13.1000003814697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fo:font-size="15pt" officeooo:paragraph-rsid="005a8ad4" style:font-size-asian="13.1000003814697pt" style:font-size-complex="15pt"/>
    </style:style>
    <style:style style:name="P27" style:family="paragraph" style:parent-style-name="Table_20_Contents">
      <style:paragraph-properties fo:text-align="start" style:justify-single-word="false"/>
      <style:text-properties fo:font-size="15pt" officeooo:paragraph-rsid="005c3cf8" style:font-size-asian="13.1000003814697pt" style:font-size-complex="15pt"/>
    </style:style>
    <style:style style:name="P28" style:family="paragraph" style:parent-style-name="Table_20_Contents">
      <style:paragraph-properties fo:text-align="start" style:justify-single-word="false"/>
      <style:text-properties fo:font-size="15pt" officeooo:rsid="004316ac" officeooo:paragraph-rsid="004316ac" style:font-size-asian="13.1000003814697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fo:font-size="15pt" officeooo:rsid="004316ac" officeooo:paragraph-rsid="00524b79" style:font-size-asian="13.1000003814697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fo:font-size="15pt" officeooo:rsid="004316ac" officeooo:paragraph-rsid="00548cce" style:font-size-asian="13.1000003814697pt" style:font-size-complex="15pt"/>
    </style:style>
    <style:style style:name="P31" style:family="paragraph" style:parent-style-name="Table_20_Contents">
      <style:paragraph-properties fo:text-align="start" style:justify-single-word="false"/>
      <style:text-properties fo:font-size="15pt" officeooo:rsid="004316ac" officeooo:paragraph-rsid="005861c6" style:font-size-asian="13.1000003814697pt" style:font-size-complex="15pt"/>
    </style:style>
    <style:style style:name="P32" style:family="paragraph" style:parent-style-name="Table_20_Contents">
      <style:paragraph-properties fo:text-align="start" style:justify-single-word="false"/>
      <style:text-properties fo:font-size="15pt" officeooo:rsid="004316ac" officeooo:paragraph-rsid="005a8ad4" style:font-size-asian="13.1000003814697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fo:font-size="15pt" officeooo:rsid="004316ac" officeooo:paragraph-rsid="005c3cf8" style:font-size-asian="13.1000003814697pt" style:font-size-complex="15pt"/>
    </style:style>
    <style:style style:name="P34" style:family="paragraph" style:parent-style-name="Table_20_Contents">
      <style:paragraph-properties fo:text-align="start" style:justify-single-word="false"/>
      <style:text-properties fo:font-size="15pt" officeooo:rsid="0045e4d6" officeooo:paragraph-rsid="0045e4d6" style:font-size-asian="13.1000003814697pt" style:font-size-complex="15pt"/>
    </style:style>
    <style:style style:name="P35" style:family="paragraph" style:parent-style-name="Table_20_Contents">
      <style:paragraph-properties fo:text-align="start" style:justify-single-word="false"/>
      <style:text-properties fo:font-size="15pt" officeooo:rsid="0045e4d6" officeooo:paragraph-rsid="00524b79" style:font-size-asian="13.1000003814697pt" style:font-size-complex="15pt"/>
    </style:style>
    <style:style style:name="P36" style:family="paragraph" style:parent-style-name="Table_20_Contents">
      <style:paragraph-properties fo:text-align="start" style:justify-single-word="false"/>
      <style:text-properties fo:font-size="15pt" officeooo:rsid="0045e4d6" officeooo:paragraph-rsid="00548cce" style:font-size-asian="13.1000003814697pt" style:font-size-complex="15pt"/>
    </style:style>
    <style:style style:name="P37" style:family="paragraph" style:parent-style-name="Table_20_Contents">
      <style:paragraph-properties fo:text-align="start" style:justify-single-word="false"/>
      <style:text-properties fo:font-size="15pt" officeooo:rsid="0045e4d6" officeooo:paragraph-rsid="005861c6" style:font-size-asian="13.1000003814697pt" style:font-size-complex="15pt"/>
    </style:style>
    <style:style style:name="P38" style:family="paragraph" style:parent-style-name="Table_20_Contents">
      <style:paragraph-properties fo:text-align="start" style:justify-single-word="false"/>
      <style:text-properties fo:font-size="15pt" officeooo:rsid="0045e4d6" officeooo:paragraph-rsid="005a8ad4" style:font-size-asian="13.1000003814697pt" style:font-size-complex="15pt"/>
    </style:style>
    <style:style style:name="P39" style:family="paragraph" style:parent-style-name="Table_20_Contents">
      <style:paragraph-properties fo:text-align="start" style:justify-single-word="false"/>
      <style:text-properties fo:font-size="15pt" officeooo:rsid="0045e4d6" officeooo:paragraph-rsid="005c3cf8" style:font-size-asian="13.1000003814697pt" style:font-size-complex="15pt"/>
    </style:style>
    <style:style style:name="P40" style:family="paragraph" style:parent-style-name="Table_20_Contents">
      <style:paragraph-properties fo:text-align="start" style:justify-single-word="false"/>
      <style:text-properties fo:font-size="15pt" officeooo:rsid="0047790c" officeooo:paragraph-rsid="0047790c" style:font-size-asian="13.1000003814697pt" style:font-size-complex="15pt"/>
    </style:style>
    <style:style style:name="P41" style:family="paragraph" style:parent-style-name="Table_20_Contents">
      <style:paragraph-properties fo:text-align="start" style:justify-single-word="false"/>
      <style:text-properties fo:font-size="15pt" officeooo:rsid="0047790c" officeooo:paragraph-rsid="00524b79" style:font-size-asian="13.1000003814697pt" style:font-size-complex="15pt"/>
    </style:style>
    <style:style style:name="P42" style:family="paragraph" style:parent-style-name="Table_20_Contents">
      <style:paragraph-properties fo:text-align="start" style:justify-single-word="false"/>
      <style:text-properties fo:font-size="15pt" officeooo:rsid="0047790c" officeooo:paragraph-rsid="00548cce" style:font-size-asian="13.1000003814697pt" style:font-size-complex="15pt"/>
    </style:style>
    <style:style style:name="P43" style:family="paragraph" style:parent-style-name="Table_20_Contents">
      <style:paragraph-properties fo:text-align="start" style:justify-single-word="false"/>
      <style:text-properties fo:font-size="15pt" officeooo:rsid="0047790c" officeooo:paragraph-rsid="005861c6" style:font-size-asian="13.1000003814697pt" style:font-size-complex="15pt"/>
    </style:style>
    <style:style style:name="P44" style:family="paragraph" style:parent-style-name="Table_20_Contents">
      <style:paragraph-properties fo:text-align="start" style:justify-single-word="false"/>
      <style:text-properties fo:font-size="15pt" officeooo:rsid="0047790c" officeooo:paragraph-rsid="005a8ad4" style:font-size-asian="13.1000003814697pt" style:font-size-complex="15pt"/>
    </style:style>
    <style:style style:name="P45" style:family="paragraph" style:parent-style-name="Table_20_Contents">
      <style:paragraph-properties fo:text-align="start" style:justify-single-word="false"/>
      <style:text-properties fo:font-size="15pt" officeooo:rsid="0047790c" officeooo:paragraph-rsid="005c3cf8" style:font-size-asian="13.1000003814697pt" style:font-size-complex="15pt"/>
    </style:style>
    <style:style style:name="P46" style:family="paragraph" style:parent-style-name="Table_20_Contents">
      <style:paragraph-properties fo:text-align="start" style:justify-single-word="false"/>
      <style:text-properties fo:font-size="15pt" officeooo:rsid="0051cdc1" officeooo:paragraph-rsid="0051cdc1" style:font-size-asian="13.1000003814697pt" style:font-size-complex="15pt"/>
    </style:style>
    <style:style style:name="P47" style:family="paragraph" style:parent-style-name="Table_20_Contents">
      <style:paragraph-properties fo:text-align="start" style:justify-single-word="false"/>
      <style:text-properties fo:font-size="15pt" officeooo:rsid="0051cdc1" officeooo:paragraph-rsid="00524b79" style:font-size-asian="13.1000003814697pt" style:font-size-complex="15pt"/>
    </style:style>
    <style:style style:name="P48" style:family="paragraph" style:parent-style-name="Table_20_Contents">
      <style:paragraph-properties fo:text-align="start" style:justify-single-word="false"/>
      <style:text-properties fo:font-size="15pt" officeooo:rsid="0051cdc1" officeooo:paragraph-rsid="00548cce" style:font-size-asian="13.1000003814697pt" style:font-size-complex="15pt"/>
    </style:style>
    <style:style style:name="P49" style:family="paragraph" style:parent-style-name="Table_20_Contents">
      <style:paragraph-properties fo:text-align="start" style:justify-single-word="false"/>
      <style:text-properties fo:font-size="15pt" officeooo:rsid="0051cdc1" officeooo:paragraph-rsid="005861c6" style:font-size-asian="13.1000003814697pt" style:font-size-complex="15pt"/>
    </style:style>
    <style:style style:name="P50" style:family="paragraph" style:parent-style-name="Table_20_Contents">
      <style:paragraph-properties fo:text-align="start" style:justify-single-word="false"/>
      <style:text-properties fo:font-size="15pt" officeooo:rsid="0051cdc1" officeooo:paragraph-rsid="005a8ad4" style:font-size-asian="13.1000003814697pt" style:font-size-complex="15pt"/>
    </style:style>
    <style:style style:name="P51" style:family="paragraph" style:parent-style-name="Table_20_Contents">
      <style:paragraph-properties fo:text-align="start" style:justify-single-word="false"/>
      <style:text-properties fo:font-size="15pt" officeooo:rsid="0051cdc1" officeooo:paragraph-rsid="005c3cf8" style:font-size-asian="13.1000003814697pt" style:font-size-complex="15pt"/>
    </style:style>
    <style:style style:name="P52" style:family="paragraph" style:parent-style-name="Table_20_Contents">
      <style:paragraph-properties fo:text-align="start" style:justify-single-word="false"/>
      <style:text-properties fo:font-size="15pt" officeooo:rsid="00529c3f" officeooo:paragraph-rsid="00529c3f" style:font-size-asian="13.1000003814697pt" style:font-size-complex="15pt"/>
    </style:style>
    <style:style style:name="P53" style:family="paragraph" style:parent-style-name="Table_20_Contents">
      <style:paragraph-properties fo:text-align="start" style:justify-single-word="false"/>
      <style:text-properties fo:font-size="15pt" officeooo:rsid="00529c3f" officeooo:paragraph-rsid="00548cce" style:font-size-asian="13.1000003814697pt" style:font-size-complex="15pt"/>
    </style:style>
    <style:style style:name="P54" style:family="paragraph" style:parent-style-name="Table_20_Contents">
      <style:paragraph-properties fo:text-align="start" style:justify-single-word="false"/>
      <style:text-properties fo:font-size="15pt" officeooo:rsid="00529c3f" officeooo:paragraph-rsid="005861c6" style:font-size-asian="13.1000003814697pt" style:font-size-complex="15pt"/>
    </style:style>
    <style:style style:name="P55" style:family="paragraph" style:parent-style-name="Table_20_Contents">
      <style:paragraph-properties fo:text-align="start" style:justify-single-word="false"/>
      <style:text-properties fo:font-size="15pt" officeooo:rsid="00529c3f" officeooo:paragraph-rsid="005a8ad4" style:font-size-asian="13.1000003814697pt" style:font-size-complex="15pt"/>
    </style:style>
    <style:style style:name="P56" style:family="paragraph" style:parent-style-name="Table_20_Contents">
      <style:paragraph-properties fo:text-align="start" style:justify-single-word="false"/>
      <style:text-properties fo:font-size="15pt" officeooo:rsid="005a8ad4" officeooo:paragraph-rsid="005a8ad4" style:font-size-asian="13.1000003814697pt" style:font-size-complex="15pt"/>
    </style:style>
    <style:style style:name="P57" style:family="paragraph" style:parent-style-name="Table_20_Contents">
      <style:paragraph-properties fo:text-align="start" style:justify-single-word="false"/>
      <style:text-properties fo:font-size="15pt" officeooo:rsid="005a8ad4" officeooo:paragraph-rsid="005c3cf8" style:font-size-asian="13.1000003814697pt" style:font-size-complex="15pt"/>
    </style:style>
    <style:style style:name="P58" style:family="paragraph" style:parent-style-name="Table_20_Contents">
      <style:paragraph-properties fo:text-align="start" style:justify-single-word="false"/>
      <style:text-properties fo:font-size="15pt" officeooo:rsid="005ce5ea" officeooo:paragraph-rsid="005ce5ea" style:font-size-asian="13.1000003814697pt" style:font-size-complex="15pt"/>
    </style:style>
    <style:style style:name="P59" style:family="paragraph" style:parent-style-name="Table_20_Contents">
      <style:paragraph-properties fo:text-align="start" style:justify-single-word="false"/>
      <style:text-properties fo:font-size="15pt" officeooo:rsid="005de2b6" officeooo:paragraph-rsid="005de2b6" style:font-size-asian="13.1000003814697pt" style:font-size-complex="15pt"/>
    </style:style>
    <style:style style:name="P60" style:family="paragraph" style:parent-style-name="Table_20_Contents">
      <style:paragraph-properties fo:text-align="start" style:justify-single-word="false"/>
      <style:text-properties fo:font-size="15pt" fo:font-weight="bold" officeooo:rsid="00411b45" officeooo:paragraph-rsid="00411b45" style:font-size-asian="13.1000003814697pt" style:font-weight-asian="bold" style:font-size-complex="15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5pt" fo:font-weight="bold" officeooo:rsid="00411b45" officeooo:paragraph-rsid="00524b79" style:font-size-asian="13.1000003814697pt" style:font-weight-asian="bold" style:font-size-complex="15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15pt" fo:font-weight="bold" officeooo:rsid="00411b45" officeooo:paragraph-rsid="00548cce" style:font-size-asian="13.1000003814697pt" style:font-weight-asian="bold" style:font-size-complex="15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5pt" fo:font-weight="bold" officeooo:rsid="00411b45" officeooo:paragraph-rsid="005861c6" style:font-size-asian="13.1000003814697pt" style:font-weight-asian="bold" style:font-size-complex="15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15pt" fo:font-weight="bold" officeooo:rsid="00411b45" officeooo:paragraph-rsid="005a8ad4" style:font-size-asian="13.1000003814697pt" style:font-weight-asian="bold" style:font-size-complex="15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15pt" fo:font-weight="bold" officeooo:rsid="00411b45" officeooo:paragraph-rsid="005c3cf8" style:font-size-asian="13.1000003814697pt" style:font-weight-asian="bold" style:font-size-complex="15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size="15pt" fo:font-weight="bold" officeooo:rsid="0043cb45" officeooo:paragraph-rsid="0043cb45" style:font-size-asian="13.1000003814697pt" style:font-weight-asian="bold" style:font-size-complex="15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size="15pt" fo:font-weight="bold" officeooo:rsid="0043cb45" officeooo:paragraph-rsid="00524b79" style:font-size-asian="13.1000003814697pt" style:font-weight-asian="bold" style:font-size-complex="15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size="15pt" fo:font-weight="bold" officeooo:rsid="0043cb45" officeooo:paragraph-rsid="00548cce" style:font-size-asian="13.1000003814697pt" style:font-weight-asian="bold" style:font-size-complex="15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size="15pt" fo:font-weight="bold" officeooo:rsid="0043cb45" officeooo:paragraph-rsid="005861c6" style:font-size-asian="13.1000003814697pt" style:font-weight-asian="bold" style:font-size-complex="15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size="15pt" fo:font-weight="bold" officeooo:rsid="0043cb45" officeooo:paragraph-rsid="005a8ad4" style:font-size-asian="13.1000003814697pt" style:font-weight-asian="bold" style:font-size-complex="15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size="15pt" fo:font-weight="bold" officeooo:rsid="0043cb45" officeooo:paragraph-rsid="005c3cf8" style:font-size-asian="13.1000003814697pt" style:font-weight-asian="bold" style:font-size-complex="15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4433b8" style:font-size-asian="13.1000003814697pt" style:font-weight-asian="bold" style:font-size-complex="15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524b79" style:font-size-asian="13.1000003814697pt" style:font-weight-asian="bold" style:font-size-complex="15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548cce" style:font-size-asian="13.1000003814697pt" style:font-weight-asian="bold" style:font-size-complex="15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5861c6" style:font-size-asian="13.1000003814697pt" style:font-weight-asian="bold" style:font-size-complex="15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5a8ad4" style:font-size-asian="13.1000003814697pt" style:font-weight-asian="bold" style:font-size-complex="15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5c3cf8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officeooo:rsid="001c1498" officeooo:paragraph-rsid="001c1498" style:font-size-asian="10.5pt" style:font-style-asian="normal" style:font-size-complex="12pt" style:font-style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officeooo:rsid="00388fab" officeooo:paragraph-rsid="001adf4f" style:font-size-asian="10.5pt" style:font-style-asian="normal" style:font-size-complex="12pt" style:font-style-complex="normal"/>
    </style:style>
    <style:style style:name="P80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officeooo:rsid="001c1498" officeooo:paragraph-rsid="001c1498" style:font-size-asian="18pt" style:font-style-asian="normal" style:font-size-complex="18pt" style:font-style-complex="normal"/>
    </style:style>
    <style:style style:name="P81" style:family="paragraph" style:parent-style-name="Standard">
      <style:paragraph-properties fo:text-align="start" style:justify-single-word="false"/>
      <style:text-properties fo:font-size="13pt" fo:font-style="normal" style:text-underline-style="none" officeooo:rsid="001e9734" officeooo:paragraph-rsid="001e9734" style:font-size-asian="11.3500003814697pt" style:font-style-asian="normal" style:font-size-complex="13pt" style:font-style-complex="normal"/>
    </style:style>
    <style:style style:name="P82" style:family="paragraph" style:parent-style-name="Standard">
      <style:paragraph-properties fo:text-align="start" style:justify-single-word="false"/>
      <style:text-properties fo:font-size="13pt" fo:font-style="normal" style:text-underline-style="none" officeooo:rsid="001e9734" officeooo:paragraph-rsid="00221145" style:font-size-asian="11.3500003814697pt" style:font-style-asian="normal" style:font-size-complex="13pt" style:font-style-complex="normal"/>
    </style:style>
    <style:style style:name="P83" style:family="paragraph" style:parent-style-name="Standard">
      <style:paragraph-properties fo:text-align="start" style:justify-single-word="false"/>
      <style:text-properties fo:font-size="13pt" fo:font-style="normal" style:text-underline-style="none" officeooo:rsid="001c1498" officeooo:paragraph-rsid="001c1498" style:font-size-asian="11.3500003814697pt" style:font-style-asian="normal" style:font-size-complex="13pt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size="13pt" fo:font-style="normal" style:text-underline-style="none" officeooo:rsid="0029e7c0" officeooo:paragraph-rsid="0029e7c0" style:font-size-asian="11.3500003814697pt" style:font-style-asian="normal" style:font-size-complex="13pt" style:font-style-complex="normal"/>
    </style:style>
    <style:style style:name="P85" style:family="paragraph" style:parent-style-name="Standard">
      <style:paragraph-properties fo:text-align="start" style:justify-single-word="false"/>
      <style:text-properties fo:font-size="13pt" fo:font-style="normal" style:text-underline-style="none" officeooo:rsid="002bba48" officeooo:paragraph-rsid="002bba48" style:font-size-asian="11.3500003814697pt" style:font-style-asian="normal" style:font-size-complex="13pt" style:font-style-complex="normal"/>
    </style:style>
    <style:style style:name="P86" style:family="paragraph" style:parent-style-name="Standard">
      <style:paragraph-properties fo:text-align="start" style:justify-single-word="false"/>
      <style:text-properties fo:font-size="13pt" fo:font-style="normal" style:text-underline-style="none" officeooo:rsid="00327faf" officeooo:paragraph-rsid="00327faf" style:font-size-asian="11.3500003814697pt" style:font-style-asian="normal" style:font-size-complex="13pt" style:font-style-complex="normal"/>
    </style:style>
    <style:style style:name="P87" style:family="paragraph" style:parent-style-name="Standard">
      <style:paragraph-properties fo:text-align="start" style:justify-single-word="false"/>
      <style:text-properties fo:font-size="13pt" fo:font-style="normal" style:text-underline-style="none" officeooo:rsid="00327faf" officeooo:paragraph-rsid="0035cc92" style:font-size-asian="11.3500003814697pt" style:font-style-asian="normal" style:font-size-complex="13pt" style:font-style-complex="normal"/>
    </style:style>
    <style:style style:name="P88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1e9734" officeooo:paragraph-rsid="001e9734" style:font-size-asian="11.3500003814697pt" style:font-style-asian="normal" style:font-size-complex="13pt" style:font-style-complex="normal"/>
    </style:style>
    <style:style style:name="P89" style:family="paragraph" style:parent-style-name="Standard">
      <style:paragraph-properties fo:text-align="start" style:justify-single-word="false"/>
      <style:text-properties fo:font-size="16pt" officeooo:rsid="004bfe2b" officeooo:paragraph-rsid="004bfe2b" style:font-size-asian="14pt" style:font-size-complex="16pt"/>
    </style:style>
    <style:style style:name="P90" style:family="paragraph" style:parent-style-name="Standard">
      <style:paragraph-properties fo:text-align="center" style:justify-single-word="false"/>
      <style:text-properties fo:font-size="24pt" fo:font-style="normal" fo:font-weight="bold" officeooo:rsid="003b8b37" officeooo:paragraph-rsid="003b8b37" style:font-size-asian="24pt" style:font-style-asian="normal" style:font-weight-asian="bold" style:font-size-complex="24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15pt" fo:font-style="italic" officeooo:rsid="001adf4f" officeooo:paragraph-rsid="001adf4f" style:font-size-asian="13.1000003814697pt" style:font-style-asian="italic" style:font-size-complex="15pt" style:font-style-complex="italic"/>
    </style:style>
    <style:style style:name="P92" style:family="paragraph" style:parent-style-name="Standard">
      <style:paragraph-properties fo:text-align="start" style:justify-single-word="false"/>
      <style:text-properties fo:font-size="15pt" fo:font-style="italic" officeooo:rsid="0040ed7a" officeooo:paragraph-rsid="00682c31" style:font-size-asian="13.1000003814697pt" style:font-style-asian="italic" style:font-size-complex="15pt" style:font-style-complex="italic"/>
    </style:style>
    <style:style style:name="P93" style:family="paragraph" style:parent-style-name="Standard">
      <style:paragraph-properties fo:text-align="start" style:justify-single-word="false"/>
      <style:text-properties fo:font-size="15pt" fo:font-style="italic" officeooo:rsid="0069a0e9" officeooo:paragraph-rsid="0069a0e9" style:font-size-asian="13.1000003814697pt" style:font-style-asian="italic" style:font-size-complex="15pt" style:font-style-complex="italic"/>
    </style:style>
    <style:style style:name="P94" style:family="paragraph" style:parent-style-name="Standard">
      <style:paragraph-properties fo:text-align="start" style:justify-single-word="false"/>
      <style:text-properties fo:font-size="15pt" fo:font-style="normal" style:text-underline-style="none" officeooo:rsid="004a17de" officeooo:paragraph-rsid="004a17de" style:font-size-asian="13.1000003814697pt" style:font-style-asian="normal" style:font-size-complex="15pt" style:font-style-complex="normal"/>
    </style:style>
    <style:style style:name="P95" style:family="paragraph" style:parent-style-name="Standard">
      <style:paragraph-properties fo:text-align="start" style:justify-single-word="false"/>
      <style:text-properties fo:font-size="15pt" fo:font-style="normal" style:text-underline-style="none" officeooo:rsid="004a17de" officeooo:paragraph-rsid="0069a0e9" style:font-size-asian="13.1000003814697pt" style:font-style-asian="normal" style:font-size-complex="15pt" style:font-style-complex="normal"/>
    </style:style>
    <style:style style:name="P96" style:family="paragraph" style:parent-style-name="Standard">
      <style:paragraph-properties fo:text-align="start" style:justify-single-word="false"/>
      <style:text-properties fo:font-size="15pt" fo:font-style="normal" style:text-underline-style="none" officeooo:rsid="0069a0e9" officeooo:paragraph-rsid="0069a0e9" style:font-size-asian="13.1000003814697pt" style:font-style-asian="normal" style:font-size-complex="15pt" style:font-style-complex="normal"/>
    </style:style>
    <style:style style:name="P97" style:family="paragraph" style:parent-style-name="Standard">
      <style:paragraph-properties fo:text-align="center" style:justify-single-word="false"/>
      <style:text-properties fo:font-size="24pt" fo:font-style="normal" fo:font-weight="bold" officeooo:rsid="006396f3" officeooo:paragraph-rsid="006396f3" style:font-size-asian="24pt" style:font-style-asian="normal" style:font-weight-asian="bold" style:font-size-complex="24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fo:font-weight="bold" officeooo:rsid="0063e3b6" officeooo:paragraph-rsid="0063e3b6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fo:font-weight="bold" officeooo:rsid="0064ddb9" officeooo:paragraph-rsid="0064ddb9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fo:font-weight="bold" officeooo:rsid="0064ddb9" officeooo:paragraph-rsid="006568e6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fo:font-weight="normal" officeooo:rsid="0064ddb9" officeooo:paragraph-rsid="006568e6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font-size="15pt" officeooo:rsid="0045e4d6" officeooo:paragraph-rsid="005ce5ea" style:font-size-asian="13.1000003814697pt" style:font-size-complex="15pt"/>
    </style:style>
    <style:style style:name="P103" style:family="paragraph" style:parent-style-name="Table_20_Contents">
      <style:paragraph-properties fo:text-align="start" style:justify-single-word="false"/>
      <style:text-properties fo:font-size="15pt" officeooo:rsid="006396f3" officeooo:paragraph-rsid="006396f3" style:font-size-asian="13.1000003814697pt" style:font-size-complex="15pt"/>
    </style:style>
    <style:style style:name="P104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105" style:family="paragraph" style:parent-style-name="Table_20_Contents">
      <style:paragraph-properties fo:text-align="start" style:justify-single-word="false"/>
      <style:text-properties fo:font-size="15pt" officeooo:paragraph-rsid="0069a0e9" style:font-size-asian="13.1000003814697pt" style:font-size-complex="15pt"/>
    </style:style>
    <style:style style:name="P106" style:family="paragraph" style:parent-style-name="Table_20_Contents">
      <style:paragraph-properties fo:text-align="start" style:justify-single-word="false"/>
      <style:text-properties fo:font-size="15pt" officeooo:rsid="00682c31" officeooo:paragraph-rsid="00682c31" style:font-size-asian="13.1000003814697pt" style:font-size-complex="15pt"/>
    </style:style>
    <style:style style:name="P107" style:family="paragraph" style:parent-style-name="Table_20_Contents">
      <style:paragraph-properties fo:text-align="start" style:justify-single-word="false"/>
      <style:text-properties fo:font-size="15pt" officeooo:rsid="00682c31" officeooo:paragraph-rsid="0069a0e9" style:font-size-asian="13.1000003814697pt" style:font-size-complex="15pt"/>
    </style:style>
    <style:style style:name="P108" style:family="paragraph" style:parent-style-name="Table_20_Contents">
      <style:paragraph-properties fo:text-align="start" style:justify-single-word="false"/>
      <style:text-properties fo:font-size="15pt" officeooo:rsid="0069a0e9" officeooo:paragraph-rsid="0069a0e9" style:font-size-asian="13.1000003814697pt" style:font-size-complex="15pt"/>
    </style:style>
    <style:style style:name="P109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682c31" style:font-size-asian="13.1000003814697pt" style:font-weight-asian="bold" style:font-size-complex="15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font-size="15pt" fo:font-weight="bold" officeooo:rsid="004433b8" officeooo:paragraph-rsid="0069a0e9" style:font-size-asian="13.1000003814697pt" style:font-weight-asian="bold" style:font-size-complex="15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size="15pt" fo:font-weight="bold" officeooo:rsid="00682c31" officeooo:paragraph-rsid="00682c31" style:font-size-asian="13.1000003814697pt" style:font-weight-asian="bold" style:font-size-complex="15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size="15pt" fo:font-weight="bold" officeooo:rsid="00682c31" officeooo:paragraph-rsid="0069a0e9" style:font-size-asian="13.1000003814697pt" style:font-weight-asian="bold" style:font-size-complex="15pt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bf2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3pt" style:text-underline-style="none" officeooo:rsid="001d6bf2" style:font-size-asian="13pt" style:font-size-complex="13pt"/>
    </style:style>
    <style:style style:name="T8" style:family="text">
      <style:text-properties fo:font-size="13pt" style:text-underline-style="none" officeooo:rsid="001e686c" style:font-size-asian="13pt" style:font-size-complex="13pt"/>
    </style:style>
    <style:style style:name="T9" style:family="text">
      <style:text-properties fo:font-size="13pt" style:text-underline-style="none" officeooo:rsid="003dce97" style:font-size-asian="13pt" style:font-size-complex="13pt"/>
    </style:style>
    <style:style style:name="T10" style:family="text">
      <style:text-properties fo:font-size="13pt" style:text-underline-style="none" officeooo:rsid="003f204c" style:font-size-asian="13pt" style:font-size-complex="13pt"/>
    </style:style>
    <style:style style:name="T11" style:family="text">
      <style:text-properties style:text-underline-style="none"/>
    </style:style>
    <style:style style:name="T12" style:family="text">
      <style:text-properties officeooo:rsid="001d6bf2"/>
    </style:style>
    <style:style style:name="T13" style:family="text">
      <style:text-properties officeooo:rsid="00206f19"/>
    </style:style>
    <style:style style:name="T14" style:family="text">
      <style:text-properties officeooo:rsid="00221145"/>
    </style:style>
    <style:style style:name="T15" style:family="text">
      <style:text-properties officeooo:rsid="0025c3a9"/>
    </style:style>
    <style:style style:name="T16" style:family="text">
      <style:text-properties officeooo:rsid="002671e0"/>
    </style:style>
    <style:style style:name="T17" style:family="text">
      <style:text-properties officeooo:rsid="00286076"/>
    </style:style>
    <style:style style:name="T18" style:family="text">
      <style:text-properties officeooo:rsid="0029e7c0"/>
    </style:style>
    <style:style style:name="T19" style:family="text">
      <style:text-properties officeooo:rsid="002a9544"/>
    </style:style>
    <style:style style:name="T20" style:family="text">
      <style:text-properties officeooo:rsid="002bba48"/>
    </style:style>
    <style:style style:name="T21" style:family="text">
      <style:text-properties officeooo:rsid="002cc5f5"/>
    </style:style>
    <style:style style:name="T22" style:family="text">
      <style:text-properties officeooo:rsid="002d56de"/>
    </style:style>
    <style:style style:name="T23" style:family="text">
      <style:text-properties officeooo:rsid="0030c178"/>
    </style:style>
    <style:style style:name="T24" style:family="text">
      <style:text-properties officeooo:rsid="0031952d"/>
    </style:style>
    <style:style style:name="T25" style:family="text">
      <style:text-properties officeooo:rsid="00388fab"/>
    </style:style>
    <style:style style:name="T26" style:family="text">
      <style:text-properties officeooo:rsid="00432b8f"/>
    </style:style>
    <style:style style:name="T27" style:family="text">
      <style:text-properties officeooo:rsid="0047790c"/>
    </style:style>
    <style:style style:name="T28" style:family="text">
      <style:text-properties fo:font-size="10pt" style:text-underline-style="none" officeooo:rsid="0048b4ed" style:font-size-asian="10pt" style:font-size-complex="10pt"/>
    </style:style>
    <style:style style:name="T29" style:family="text">
      <style:text-properties fo:font-size="10pt" style:text-underline-style="none" officeooo:rsid="0049eb30" style:font-size-asian="10pt" style:font-size-complex="10pt"/>
    </style:style>
    <style:style style:name="T30" style:family="text">
      <style:text-properties officeooo:rsid="0051cdc1"/>
    </style:style>
    <style:style style:name="T31" style:family="text">
      <style:text-properties officeooo:rsid="00524b79"/>
    </style:style>
    <style:style style:name="T32" style:family="text">
      <style:text-properties officeooo:rsid="00552395"/>
    </style:style>
    <style:style style:name="T33" style:family="text">
      <style:text-properties officeooo:rsid="005642ad"/>
    </style:style>
    <style:style style:name="T34" style:family="text">
      <style:text-properties officeooo:rsid="00576685"/>
    </style:style>
    <style:style style:name="T35" style:family="text">
      <style:text-properties officeooo:rsid="005a8ad4"/>
    </style:style>
    <style:style style:name="T36" style:family="text">
      <style:text-properties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ize="26pt" fo:font-style="italic" officeooo:rsid="006568e6" style:font-size-asian="26pt" style:font-style-asian="italic" style:font-size-complex="26pt" style:font-style-complex="italic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officeooo:rsid="00682c31"/>
    </style:style>
    <style:style style:name="T40" style:family="text">
      <style:text-properties officeooo:rsid="0069a0e9"/>
    </style:style>
    <style:style style:name="T41" style:family="text">
      <style:text-properties officeooo:rsid="006bb5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BARBARA NAJIB<text:tab/><text:tab/><text:tab/><text:tab/><text:tab/><text:tab/><text:tab/><text:tab/>Groupe 08</text:p>
      <text:p text:style-name="P2"/>
      <text:p text:style-name="P2"/>
      <text:p text:style-name="P2"/>
      <text:p text:style-name="P2"/>
      <text:p text:style-name="P2">COMPTE RENDU DE LA SAÉ 1.01</text:p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3"/>
      <text:p text:style-name="P3"/>
      <text:p text:style-name="P3"><text:soft-page-break/><text:span text:style-name="T5">Table des matières :</text:span> </text:p>
      <text:p text:style-name="P4"><text:tab/></text:p>
      <text:p text:style-name="P15"><text:span text:style-name="T2">Présentation de l’application et des fonctionnalités</text:span><text:tab/><text:tab/><text:tab/><text:tab/>3-<text:span text:style-name="T23">4</text:span></text:p>
      <text:p text:style-name="P15"><text:tab/>Présentation <text:tab/><text:tab/><text:tab/><text:tab/><text:tab/><text:tab/><text:tab/><text:tab/><text:tab/><text:tab/>3</text:p>
      <text:p text:style-name="P15"><text:tab/>Fonctionnalités <text:tab/><text:tab/><text:tab/><text:tab/><text:tab/><text:tab/><text:tab/><text:tab/><text:tab/><text:tab/>3</text:p>
      <text:p text:style-name="P15"><text:tab/>Structure de donnée mis en place et les interactions entre elles <text:tab/><text:tab/>3-<text:span text:style-name="T23">4</text:span></text:p>
      <text:p text:style-name="P15"/>
      <text:p text:style-name="P16"><text:span text:style-name="T3">Jeu d’essai<text:tab/><text:tab/><text:tab/><text:tab/><text:tab/><text:tab/><text:tab/><text:tab/></text:span><text:tab/><text:tab/><text:tab/><text:tab/><text:span text:style-name="T12">4-</text:span><text:span text:style-name="T41">7</text:span></text:p>
      <text:p text:style-name="P16"/>
      <text:p text:style-name="P18"><text:span text:style-name="T2">Traces d’executions</text:span> <text:tab/><text:tab/><text:tab/><text:tab/><text:tab/><text:tab/><text:tab/><text:tab/><text:tab/> <text:s text:c="6"/><text:span text:style-name="T41">8-1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<text:span text:style-name="T4">Presentation de l’application et des fonctionnalités incorporées </text:span></text:p>
      <text:p text:style-name="P78"/>
      <text:p text:style-name="P80">a)Presentation</text:p>
      <text:p text:style-name="P80"/>
      <text:p text:style-name="P80"><text:span text:style-name="T6">L’objectif de la saé était la réalisation d’une application de gestion des stages, sur terminal en langage C. L’application est découpée en 3 grandes parties, <text:s/>une partie responsiable des stages <text:s/>(pour affecter les notes, ajouter des offres de stage…), une partie étudiant pour candidater à des stages, et d’une partie Jury pour affecter les 3 notes liées aux stagiaire, et </text:span><text:span text:style-name="T9">ainsi</text:span><text:span text:style-name="T6"> obtenir la note finale. La partie jury est int</text:span><text:span text:style-name="T10">é</text:span><text:span text:style-name="T6">grée </text:span><text:span text:style-name="T7">dans la partie respons</text:span><text:span text:style-name="T8">a</text:span><text:span text:style-name="T7">ble de l’application.</text:span></text:p>
      <text:p text:style-name="P80"/>
      <text:p text:style-name="P88"><text:span text:style-name="T1">Remarques importantes :</text:span><text:span text:style-name="T11"> </text:span><text:span text:style-name="T28">LA FONCTION QUI AFFICHE TOUT LES ETUDIANTS ET LES RÉSULTATS EST LA MEME QUI AFFICHE PAR ORDRE DÉCROISSANT </text:span><text:span text:style-name="T29">LES NOTES DES STAGIAIRES</text:span></text:p>
      <text:p text:style-name="P80"/>
      <text:p text:style-name="P4"/>
      <text:p text:style-name="P80">b)<text:span text:style-name="T12">Fonctionnalités implémentées</text:span></text:p>
      <text:p text:style-name="P81"/>
      <text:p text:style-name="P81">Voic la liste des fonctionnalitées de l’application : </text:p>
      <text:p text:style-name="P81">-<text:tab/>Ajout d’un étudiant</text:p>
      <text:p text:style-name="P82">-<text:tab/><text:span text:style-name="T13">Fonction d’affichage supplémentaires (afficher l’ensemble des stages et des étudiants</text:span></text:p>
      <text:p text:style-name="P82"><text:span text:style-name="T13"><text:tab/></text:span><text:span text:style-name="T14">et <text:s/></text:span><text:span text:style-name="T18">les</text:span><text:span text:style-name="T17"> informations les concernant, </text:span><text:span text:style-name="T14">affichage des résultats finaux <text:s/>d’un étudiant</text:span><text:span text:style-name="T13"> <text:s/></text:span><text:span text:style-name="T17">)</text:span></text:p>
      <text:p text:style-name="P82">-<text:tab/><text:span text:style-name="T15">Enregistrement des 3 notes de chaque stagiaire </text:span><text:span text:style-name="T16">dans un fichier</text:span></text:p>
      <text:p text:style-name="P82">-<text:tab/><text:span text:style-name="T26">Modification des 3 notes d’un candidat.</text:span></text:p>
      <text:p text:style-name="P80"/>
      <text:p text:style-name="P80"/>
      <text:p text:style-name="P80"/>
      <text:p text:style-name="P80">c)<text:span text:style-name="T17">Structure de donnée <text:s/>et interactions entre elles</text:span></text:p>
      <text:p text:style-name="P83"/>
      <text:p text:style-name="P84"><text:span text:style-name="T20">*</text:span>Structure <text:span text:style-name="T20">de données</text:span> des offres de stages : </text:p>
      <text:p text:style-name="P84">- tabRefOffre[], tableau qui contient l’ensemble des stages</text:p>
      <text:p text:style-name="P84">- tabDpt[], tableau qui contient l’ensemble des départements associés à chaque stage</text:p>
      <text:p text:style-name="P84">- tabPourvu[], tableau qui <text:span text:style-name="T19">indique si un stage est pourvue ou non</text:span></text:p>
      <text:p text:style-name="P84">- <text:span text:style-name="T20">tabNbCand[], tableau qui contient le nombre de candidat par offre</text:span></text:p>
      <text:p text:style-name="P84">- <text:span text:style-name="T22">tabEtudiantCandidat[], tablea</text:span><text:span text:style-name="T23">u</text:span><text:span text:style-name="T22"> qui contient l’ensemble des étudians candidats associés à chaque stage, </text:span><text:span text:style-name="T25">sa taille logique correspond à la somme totale des étudiants candidats par stage, en utilisant donc tabNbCand</text:span></text:p>
      <text:p text:style-name="P84"/>
      <text:p text:style-name="P85">*Structure de données d<text:span text:style-name="T21">e l’ensemble des candidats : </text:span></text:p>
      <text:p text:style-name="P85">- <text:span text:style-name="T21">tabEtudiant[], tableau contenant l’ensemble <text:s/>des étudiants</text:span></text:p>
      <text:p text:style-name="P85">- <text:span text:style-name="T23">tabRefStage[], tableau contenant l’ensemble des stages affectées aux étudiants</text:span></text:p>
      <text:p text:style-name="P85"><text:soft-page-break/>- <text:span text:style-name="T24">tabNote[], tableau contenant l’ensemble des notes de stage associés aux étudiants</text:span></text:p>
      <text:p text:style-name="P85"/>
      <text:p text:style-name="P86">*Structrue de donnée du jury ;</text:p>
      <text:p text:style-name="P87">- tabEtudiantStagiaire[], tableau contenant l’ensemble des étudiants stagiaire <text:s/></text:p>
      <text:p text:style-name="P87">- tabNoteEntreprise[], tableau contenant l’ensemble des notes des entreprises des stagiaires </text:p>
      <text:p text:style-name="P87">- tabNoteRapport[], tableau contenant l’ensemble des rapports des stagiaires </text:p>
      <text:p text:style-name="P86">-tabNoteSoutenance[], tableau contenant les notes de soutenance des stagiaires </text:p>
      <text:p text:style-name="P79"/>
      <text:p text:style-name="P4"/>
      <text:p text:style-name="P90">Jeu d’essai</text:p>
      <text:p text:style-name="P4"/>
      <text:p text:style-name="P4"/>
      <text:p text:style-name="P5">Jeu d’essai de la fonction de suppression des offres : </text:p>
      <text:p text:style-name="P5"/>
      <text:p text:style-name="P9">Suppression du stage 101</text:p>
      <text:p text:style-name="P13">(Initiale)</text:p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H"/>
        <table:table-row>
          <table:table-cell table:style-name="Table1.A1" office:value-type="string">
            <text:p text:style-name="P60">Indice</text:p>
          </table:table-cell>
          <table:table-cell table:style-name="Table1.A1" office:value-type="string">
            <text:p text:style-name="P60">tabRefOffre</text:p>
          </table:table-cell>
          <table:table-cell table:style-name="Table1.A1" office:value-type="string">
            <text:p text:style-name="P60">tabNbC<text:span text:style-name="T27">an</text:span>d</text:p>
          </table:table-cell>
          <table:table-cell table:style-name="Table1.A1" office:value-type="string">
            <text:p text:style-name="P66">tabPourvu</text:p>
          </table:table-cell>
          <table:table-cell table:style-name="Table1.A1" office:value-type="string">
            <text:p text:style-name="P66">tabDpt</text:p>
          </table:table-cell>
          <table:table-cell table:style-name="Table1.A1" office:value-type="string">
            <text:p text:style-name="P66">tabRefStage</text:p>
          </table:table-cell>
          <table:table-cell table:style-name="Table1.A1" office:value-type="string">
            <text:p text:style-name="P72">tabEtudiant</text:p>
          </table:table-cell>
          <table:table-cell table:style-name="Table1.H1" office:value-type="string">
            <text:p text:style-name="P72">tabEtudiantCandidat</text:p>
          </table:table-cell>
        </table:table-row>
        <table:table-row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34">678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67</text:p>
          </table:table-cell>
          <table:table-cell table:style-name="Table1.A2" office:value-type="string">
            <text:p text:style-name="P46">-1</text:p>
          </table:table-cell>
          <table:table-cell table:style-name="Table1.A2" office:value-type="string">
            <text:p text:style-name="P40">89</text:p>
          </table:table-cell>
          <table:table-cell table:style-name="Table1.H2" office:value-type="string">
            <text:p text:style-name="P46">89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34">101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63</text:p>
          </table:table-cell>
          <table:table-cell table:style-name="Table1.A2" office:value-type="string">
            <text:p text:style-name="P46">101</text:p>
          </table:table-cell>
          <table:table-cell table:style-name="Table1.A2" office:value-type="string">
            <text:p text:style-name="P40">90</text:p>
          </table:table-cell>
          <table:table-cell table:style-name="Table1.H2" office:value-type="string">
            <text:p text:style-name="P46">89</text:p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34">787897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90</text:p>
          </table:table-cell>
          <table:table-cell table:style-name="Table1.A2" office:value-type="string">
            <text:p text:style-name="P22">-<text:span text:style-name="T30">1</text:span></text:p>
          </table:table-cell>
          <table:table-cell table:style-name="Table1.A2" office:value-type="string">
            <text:p text:style-name="P40">91</text:p>
          </table:table-cell>
          <table:table-cell table:style-name="Table1.H2" office:value-type="string">
            <text:p text:style-name="P46">89</text:p>
          </table:table-cell>
        </table:table-row>
        <table:table-row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34">907</text:p>
          </table:table-cell>
          <table:table-cell table:style-name="Table1.A2" office:value-type="string">
            <text:p text:style-name="P46">2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34</text:p>
          </table:table-cell>
          <table:table-cell table:style-name="Table1.A2" office:value-type="string">
            <text:p text:style-name="P22">-<text:span text:style-name="T30">1</text:span></text:p>
          </table:table-cell>
          <table:table-cell table:style-name="Table1.A2" office:value-type="string">
            <text:p text:style-name="P40">92</text:p>
          </table:table-cell>
          <table:table-cell table:style-name="Table1.H2" office:value-type="string">
            <text:p text:style-name="P46">92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</table:table>
      <text:p text:style-name="P5"/>
      <text:p text:style-name="P13">(Finale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B"/>
        <table:table-row>
          <table:table-cell table:style-name="Table2.A1" office:value-type="string">
            <text:p text:style-name="P61">Indice</text:p>
          </table:table-cell>
          <table:table-cell table:style-name="Table2.A1" office:value-type="string">
            <text:p text:style-name="P61">tabRefOffre</text:p>
          </table:table-cell>
          <table:table-cell table:style-name="Table2.A1" office:value-type="string">
            <text:p text:style-name="P61">tabNbC<text:span text:style-name="T27">an</text:span>d</text:p>
          </table:table-cell>
          <table:table-cell table:style-name="Table2.A1" office:value-type="string">
            <text:p text:style-name="P67">tabPourvu</text:p>
          </table:table-cell>
          <table:table-cell table:style-name="Table2.A1" office:value-type="string">
            <text:p text:style-name="P67">tabDpt</text:p>
          </table:table-cell>
          <table:table-cell table:style-name="Table2.A1" office:value-type="string">
            <text:p text:style-name="P67">tabRefStage</text:p>
          </table:table-cell>
          <table:table-cell table:style-name="Table2.A1" office:value-type="string">
            <text:p text:style-name="P73">tabEtudiant</text:p>
          </table:table-cell>
          <table:table-cell table:style-name="Table2.H1" office:value-type="string">
            <text:p text:style-name="P73">tabEtudiantCandidat</text:p>
          </table:table-cell>
        </table:table-row>
        <table:table-row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35">678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0</text:p>
          </table:table-cell>
          <table:table-cell table:style-name="Table2.A2" office:value-type="string">
            <text:p text:style-name="P41">67</text:p>
          </table:table-cell>
          <table:table-cell table:style-name="Table2.A2" office:value-type="string">
            <text:p text:style-name="P47">-1</text:p>
          </table:table-cell>
          <table:table-cell table:style-name="Table2.A2" office:value-type="string">
            <text:p text:style-name="P41">89</text:p>
          </table:table-cell>
          <table:table-cell table:style-name="Table2.H2" office:value-type="string">
            <text:p text:style-name="P47">89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35">787897</text:p>
          </table:table-cell>
          <table:table-cell table:style-name="Table2.A2" office:value-type="string">
            <text:p text:style-name="P103">1</text:p>
          </table:table-cell>
          <table:table-cell table:style-name="Table2.A2" office:value-type="string">
            <text:p text:style-name="P52">0</text:p>
          </table:table-cell>
          <table:table-cell table:style-name="Table2.A2" office:value-type="string">
            <text:p text:style-name="P41">90</text:p>
          </table:table-cell>
          <table:table-cell table:style-name="Table2.A2" office:value-type="string">
            <text:p text:style-name="P47">-<text:span text:style-name="T31">1</text:span></text:p>
          </table:table-cell>
          <table:table-cell table:style-name="Table2.A2" office:value-type="string">
            <text:p text:style-name="P41">90</text:p>
          </table:table-cell>
          <table:table-cell table:style-name="Table2.H2" office:value-type="string">
            <text:p text:style-name="P47">89</text:p>
          </table:table-cell>
        </table:table-row>
        <table:table-row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35">907</text:p>
          </table:table-cell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41">0</text:p>
          </table:table-cell>
          <table:table-cell table:style-name="Table2.A2" office:value-type="string">
            <text:p text:style-name="P41">34</text:p>
          </table:table-cell>
          <table:table-cell table:style-name="Table2.A2" office:value-type="string">
            <text:p text:style-name="P23">-<text:span text:style-name="T30">1</text:span></text:p>
          </table:table-cell>
          <table:table-cell table:style-name="Table2.A2" office:value-type="string">
            <text:p text:style-name="P41">91</text:p>
          </table:table-cell>
          <table:table-cell table:style-name="Table2.H2" office:value-type="string">
            <text:p text:style-name="P103">89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23">-<text:span text:style-name="T30">1</text:span></text:p>
          </table:table-cell>
          <table:table-cell table:style-name="Table2.A2" office:value-type="string">
            <text:p text:style-name="P41">92</text:p>
          </table:table-cell>
          <table:table-cell table:style-name="Table2.H2" office:value-type="string">
            <text:p text:style-name="P103">92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H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H2" office:value-type="string">
            <text:p text:style-name="P23"/>
          </table:table-cell>
        </table:table-row>
      </table:table>
      <text:p text:style-name="P14"><text:soft-page-break/></text:p>
      <text:p text:style-name="P6">Jeu d’essai de la fonction <text:span text:style-name="T33">de candidature</text:span> des <text:span text:style-name="T32">étudiants</text:span> :</text:p>
      <text:p text:style-name="P6"/>
      <text:p text:style-name="P12">candidature du candidat numéro 90 au stage 787897</text:p>
      <text:p text:style-name="P12"/>
      <text:p text:style-name="P10">(I<text:span text:style-name="T34">nitiale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C"/>
        <table:table-column table:style-name="Table3.B"/>
        <table:table-row>
          <table:table-cell table:style-name="Table3.A1" office:value-type="string">
            <text:p text:style-name="P62">Indice</text:p>
          </table:table-cell>
          <table:table-cell table:style-name="Table3.A1" office:value-type="string">
            <text:p text:style-name="P62">tabRefOffre</text:p>
          </table:table-cell>
          <table:table-cell table:style-name="Table3.A1" office:value-type="string">
            <text:p text:style-name="P62">tabNbC<text:span text:style-name="T27">an</text:span>d</text:p>
          </table:table-cell>
          <table:table-cell table:style-name="Table3.A1" office:value-type="string">
            <text:p text:style-name="P68">tabPourvu</text:p>
          </table:table-cell>
          <table:table-cell table:style-name="Table3.A1" office:value-type="string">
            <text:p text:style-name="P68">tabDpt</text:p>
          </table:table-cell>
          <table:table-cell table:style-name="Table3.A1" office:value-type="string">
            <text:p text:style-name="P68">tabRefStage</text:p>
          </table:table-cell>
          <table:table-cell table:style-name="Table3.A1" office:value-type="string">
            <text:p text:style-name="P74">tabEtudiant</text:p>
          </table:table-cell>
          <table:table-cell table:style-name="Table3.H1" office:value-type="string">
            <text:p text:style-name="P74">tabEtudiantCandidat</text:p>
          </table:table-cell>
        </table:table-row>
        <table:table-row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6">678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0</text:p>
          </table:table-cell>
          <table:table-cell table:style-name="Table3.A2" office:value-type="string">
            <text:p text:style-name="P42">67</text:p>
          </table:table-cell>
          <table:table-cell table:style-name="Table3.A2" office:value-type="string">
            <text:p text:style-name="P48">-1</text:p>
          </table:table-cell>
          <table:table-cell table:style-name="Table3.A2" office:value-type="string">
            <text:p text:style-name="P42">89</text:p>
          </table:table-cell>
          <table:table-cell table:style-name="Table3.H2" office:value-type="string">
            <text:p text:style-name="P48">89</text:p>
          </table:table-cell>
        </table:table-row>
        <table:table-row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6">787897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53">0</text:p>
          </table:table-cell>
          <table:table-cell table:style-name="Table3.A2" office:value-type="string">
            <text:p text:style-name="P42">90</text:p>
          </table:table-cell>
          <table:table-cell table:style-name="Table3.A2" office:value-type="string">
            <text:p text:style-name="P48">-<text:span text:style-name="T31">1</text:span></text:p>
          </table:table-cell>
          <table:table-cell table:style-name="Table3.A2" office:value-type="string">
            <text:p text:style-name="P42">90</text:p>
          </table:table-cell>
          <table:table-cell table:style-name="Table3.H2" office:value-type="string">
            <text:p text:style-name="P48">89</text:p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6">907</text:p>
          </table:table-cell>
          <table:table-cell table:style-name="Table3.A2" office:value-type="string">
            <text:p text:style-name="P48">2</text:p>
          </table:table-cell>
          <table:table-cell table:style-name="Table3.A2" office:value-type="string">
            <text:p text:style-name="P42">0</text:p>
          </table:table-cell>
          <table:table-cell table:style-name="Table3.A2" office:value-type="string">
            <text:p text:style-name="P42">34</text:p>
          </table:table-cell>
          <table:table-cell table:style-name="Table3.A2" office:value-type="string">
            <text:p text:style-name="P24">-<text:span text:style-name="T30">1</text:span></text:p>
          </table:table-cell>
          <table:table-cell table:style-name="Table3.A2" office:value-type="string">
            <text:p text:style-name="P42">91</text:p>
          </table:table-cell>
          <table:table-cell table:style-name="Table3.H2" office:value-type="string">
            <text:p text:style-name="P48">89</text:p>
          </table:table-cell>
        </table:table-row>
        <table:table-row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24">-<text:span text:style-name="T30">1</text:span></text:p>
          </table:table-cell>
          <table:table-cell table:style-name="Table3.A2" office:value-type="string">
            <text:p text:style-name="P42">92</text:p>
          </table:table-cell>
          <table:table-cell table:style-name="Table3.H2" office:value-type="string">
            <text:p text:style-name="P48">92</text:p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56"/>
          </table:table-cell>
          <table:table-cell table:style-name="Table3.H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H2" office:value-type="string">
            <text:p text:style-name="P24"/>
          </table:table-cell>
        </table:table-row>
      </table:table>
      <text:p text:style-name="P7"/>
      <text:p text:style-name="P11">(finale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column table:style-name="Table4.C"/>
        <table:table-column table:style-name="Table4.B"/>
        <table:table-row>
          <table:table-cell table:style-name="Table4.A1" office:value-type="string">
            <text:p text:style-name="P63">Indice</text:p>
          </table:table-cell>
          <table:table-cell table:style-name="Table4.A1" office:value-type="string">
            <text:p text:style-name="P63">tabRefOffre</text:p>
          </table:table-cell>
          <table:table-cell table:style-name="Table4.A1" office:value-type="string">
            <text:p text:style-name="P63">tabNbC<text:span text:style-name="T27">an</text:span>d</text:p>
          </table:table-cell>
          <table:table-cell table:style-name="Table4.A1" office:value-type="string">
            <text:p text:style-name="P69">tabPourvu</text:p>
          </table:table-cell>
          <table:table-cell table:style-name="Table4.A1" office:value-type="string">
            <text:p text:style-name="P69">tabDpt</text:p>
          </table:table-cell>
          <table:table-cell table:style-name="Table4.A1" office:value-type="string">
            <text:p text:style-name="P69">tabRefStage</text:p>
          </table:table-cell>
          <table:table-cell table:style-name="Table4.A1" office:value-type="string">
            <text:p text:style-name="P75">tabEtudiant</text:p>
          </table:table-cell>
          <table:table-cell table:style-name="Table4.H1" office:value-type="string">
            <text:p text:style-name="P75">tabEtudiantCandidat</text:p>
          </table:table-cell>
        </table:table-row>
        <table:table-row>
          <table:table-cell table:style-name="Table4.A2" office:value-type="string">
            <text:p text:style-name="P31">0</text:p>
          </table:table-cell>
          <table:table-cell table:style-name="Table4.A2" office:value-type="string">
            <text:p text:style-name="P37">678</text:p>
          </table:table-cell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43">0</text:p>
          </table:table-cell>
          <table:table-cell table:style-name="Table4.A2" office:value-type="string">
            <text:p text:style-name="P43">67</text:p>
          </table:table-cell>
          <table:table-cell table:style-name="Table4.A2" office:value-type="string">
            <text:p text:style-name="P49">-1</text:p>
          </table:table-cell>
          <table:table-cell table:style-name="Table4.A2" office:value-type="string">
            <text:p text:style-name="P43">89</text:p>
          </table:table-cell>
          <table:table-cell table:style-name="Table4.H2" office:value-type="string">
            <text:p text:style-name="P49">89</text:p>
          </table:table-cell>
        </table:table-row>
        <table:table-row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7">787897</text:p>
          </table:table-cell>
          <table:table-cell table:style-name="Table4.A2" office:value-type="string">
            <text:p text:style-name="P56">2</text:p>
          </table:table-cell>
          <table:table-cell table:style-name="Table4.A2" office:value-type="string">
            <text:p text:style-name="P54">0</text:p>
          </table:table-cell>
          <table:table-cell table:style-name="Table4.A2" office:value-type="string">
            <text:p text:style-name="P43">90</text:p>
          </table:table-cell>
          <table:table-cell table:style-name="Table4.A2" office:value-type="string">
            <text:p text:style-name="P49">-<text:span text:style-name="T31">1</text:span></text:p>
          </table:table-cell>
          <table:table-cell table:style-name="Table4.A2" office:value-type="string">
            <text:p text:style-name="P43">90</text:p>
          </table:table-cell>
          <table:table-cell table:style-name="Table4.H2" office:value-type="string">
            <text:p text:style-name="P49">89</text:p>
          </table:table-cell>
        </table:table-row>
        <table:table-row>
          <table:table-cell table:style-name="Table4.A2" office:value-type="string">
            <text:p text:style-name="P31">2</text:p>
          </table:table-cell>
          <table:table-cell table:style-name="Table4.A2" office:value-type="string">
            <text:p text:style-name="P37">907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3">0</text:p>
          </table:table-cell>
          <table:table-cell table:style-name="Table4.A2" office:value-type="string">
            <text:p text:style-name="P43">34</text:p>
          </table:table-cell>
          <table:table-cell table:style-name="Table4.A2" office:value-type="string">
            <text:p text:style-name="P25">-<text:span text:style-name="T30">1</text:span></text:p>
          </table:table-cell>
          <table:table-cell table:style-name="Table4.A2" office:value-type="string">
            <text:p text:style-name="P43">91</text:p>
          </table:table-cell>
          <table:table-cell table:style-name="Table4.H2" office:value-type="string">
            <text:p text:style-name="P56">90</text:p>
          </table:table-cell>
        </table:table-row>
        <table:table-row>
          <table:table-cell table:style-name="Table4.A2" office:value-type="string">
            <text:p text:style-name="P31">3</text:p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3"/>
          </table:table-cell>
          <table:table-cell table:style-name="Table4.A2" office:value-type="string">
            <text:p text:style-name="P43"/>
          </table:table-cell>
          <table:table-cell table:style-name="Table4.A2" office:value-type="string">
            <text:p text:style-name="P25">-<text:span text:style-name="T30">1</text:span></text:p>
          </table:table-cell>
          <table:table-cell table:style-name="Table4.A2" office:value-type="string">
            <text:p text:style-name="P43">92</text:p>
          </table:table-cell>
          <table:table-cell table:style-name="Table4.H2" office:value-type="string">
            <text:p text:style-name="P49">89</text:p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56"/>
          </table:table-cell>
          <table:table-cell table:style-name="Table4.H2" office:value-type="string">
            <text:p text:style-name="P49">92</text:p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H2" office:value-type="string">
            <text:p text:style-name="P25"/>
          </table:table-cell>
        </table:table-row>
      </table:table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Jeu d’essai de la fonction <text:span text:style-name="T33">d’</text:span><text:span text:style-name="T35">affectation</text:span> des <text:span text:style-name="T32">étudiants</text:span> :</text:p>
      <text:p text:style-name="P8"/>
      <text:p text:style-name="P12">Affectation de l’étudiant 90 au stage 787897.</text:p>
      <text:p text:style-name="P12"/>
      <text:p text:style-name="P12">(Initiale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3"/>
        <table:table-column table:style-name="Table5.C"/>
        <table:table-column table:style-name="Table5.B"/>
        <table:table-row>
          <table:table-cell table:style-name="Table5.A1" office:value-type="string">
            <text:p text:style-name="P64">Indice</text:p>
          </table:table-cell>
          <table:table-cell table:style-name="Table5.A1" office:value-type="string">
            <text:p text:style-name="P64">tabRefOffre</text:p>
          </table:table-cell>
          <table:table-cell table:style-name="Table5.A1" office:value-type="string">
            <text:p text:style-name="P64">tabNbC<text:span text:style-name="T27">an</text:span>d</text:p>
          </table:table-cell>
          <table:table-cell table:style-name="Table5.A1" office:value-type="string">
            <text:p text:style-name="P70">tabPourvu</text:p>
          </table:table-cell>
          <table:table-cell table:style-name="Table5.A1" office:value-type="string">
            <text:p text:style-name="P70">tabDpt</text:p>
          </table:table-cell>
          <table:table-cell table:style-name="Table5.A1" office:value-type="string">
            <text:p text:style-name="P70">tabRefStage</text:p>
          </table:table-cell>
          <table:table-cell table:style-name="Table5.A1" office:value-type="string">
            <text:p text:style-name="P76">tabEtudiant</text:p>
          </table:table-cell>
          <table:table-cell table:style-name="Table5.H1" office:value-type="string">
            <text:p text:style-name="P76">tabEtudiantCandidat</text:p>
          </table:table-cell>
        </table:table-row>
        <table:table-row>
          <table:table-cell table:style-name="Table5.A2" office:value-type="string">
            <text:p text:style-name="P32">0</text:p>
          </table:table-cell>
          <table:table-cell table:style-name="Table5.A2" office:value-type="string">
            <text:p text:style-name="P38">678</text:p>
          </table:table-cell>
          <table:table-cell table:style-name="Table5.A2" office:value-type="string">
            <text:p text:style-name="P44">1</text:p>
          </table:table-cell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67</text:p>
          </table:table-cell>
          <table:table-cell table:style-name="Table5.A2" office:value-type="string">
            <text:p text:style-name="P50">-1</text:p>
          </table:table-cell>
          <table:table-cell table:style-name="Table5.A2" office:value-type="string">
            <text:p text:style-name="P44">89</text:p>
          </table:table-cell>
          <table:table-cell table:style-name="Table5.H2" office:value-type="string">
            <text:p text:style-name="P50">89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8">787897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5">0</text:p>
          </table:table-cell>
          <table:table-cell table:style-name="Table5.A2" office:value-type="string">
            <text:p text:style-name="P44">90</text:p>
          </table:table-cell>
          <table:table-cell table:style-name="Table5.A2" office:value-type="string">
            <text:p text:style-name="P50">-<text:span text:style-name="T31">1</text:span></text:p>
          </table:table-cell>
          <table:table-cell table:style-name="Table5.A2" office:value-type="string">
            <text:p text:style-name="P44">90</text:p>
          </table:table-cell>
          <table:table-cell table:style-name="Table5.H2" office:value-type="string">
            <text:p text:style-name="P50">89</text:p>
          </table:table-cell>
        </table:table-row>
        <table:table-row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8">907</text:p>
          </table:table-cell>
          <table:table-cell table:style-name="Table5.A2" office:value-type="string">
            <text:p text:style-name="P50">2</text:p>
          </table:table-cell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34</text:p>
          </table:table-cell>
          <table:table-cell table:style-name="Table5.A2" office:value-type="string">
            <text:p text:style-name="P26">-<text:span text:style-name="T30">1</text:span></text:p>
          </table:table-cell>
          <table:table-cell table:style-name="Table5.A2" office:value-type="string">
            <text:p text:style-name="P44">91</text:p>
          </table:table-cell>
          <table:table-cell table:style-name="Table5.H2" office:value-type="string">
            <text:p text:style-name="P56">90</text:p>
          </table:table-cell>
        </table:table-row>
        <table:table-row>
          <table:table-cell table:style-name="Table5.A2" office:value-type="string">
            <text:p text:style-name="P32">3</text:p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26">-<text:span text:style-name="T30">1</text:span></text:p>
          </table:table-cell>
          <table:table-cell table:style-name="Table5.A2" office:value-type="string">
            <text:p text:style-name="P44">92</text:p>
          </table:table-cell>
          <table:table-cell table:style-name="Table5.H2" office:value-type="string">
            <text:p text:style-name="P50">89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56"/>
          </table:table-cell>
          <table:table-cell table:style-name="Table5.H2" office:value-type="string">
            <text:p text:style-name="P50">92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H2" office:value-type="string">
            <text:p text:style-name="P26"/>
          </table:table-cell>
        </table:table-row>
      </table:table>
      <text:p text:style-name="P8"/>
      <text:p text:style-name="P19"/>
      <text:p text:style-name="P20">(finale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3"/>
        <table:table-column table:style-name="Table6.C"/>
        <table:table-column table:style-name="Table6.B"/>
        <table:table-row>
          <table:table-cell table:style-name="Table6.A1" office:value-type="string">
            <text:p text:style-name="P65">Indice</text:p>
          </table:table-cell>
          <table:table-cell table:style-name="Table6.A1" office:value-type="string">
            <text:p text:style-name="P65">tabRefOffre</text:p>
          </table:table-cell>
          <table:table-cell table:style-name="Table6.A1" office:value-type="string">
            <text:p text:style-name="P65">tabNbC<text:span text:style-name="T27">an</text:span>d</text:p>
          </table:table-cell>
          <table:table-cell table:style-name="Table6.A1" office:value-type="string">
            <text:p text:style-name="P71">tabPourvu</text:p>
          </table:table-cell>
          <table:table-cell table:style-name="Table6.A1" office:value-type="string">
            <text:p text:style-name="P71">tabDpt</text:p>
          </table:table-cell>
          <table:table-cell table:style-name="Table6.A1" office:value-type="string">
            <text:p text:style-name="P71">tabRefStage</text:p>
          </table:table-cell>
          <table:table-cell table:style-name="Table6.A1" office:value-type="string">
            <text:p text:style-name="P77">tabEtudiant</text:p>
          </table:table-cell>
          <table:table-cell table:style-name="Table6.H1" office:value-type="string">
            <text:p text:style-name="P77">tabEtudiantCandidat</text:p>
          </table:table-cell>
        </table:table-row>
        <table:table-row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39">678</text:p>
          </table:table-cell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0</text:p>
          </table:table-cell>
          <table:table-cell table:style-name="Table6.A2" office:value-type="string">
            <text:p text:style-name="P45">67</text:p>
          </table:table-cell>
          <table:table-cell table:style-name="Table6.A2" office:value-type="string">
            <text:p text:style-name="P51">-1</text:p>
          </table:table-cell>
          <table:table-cell table:style-name="Table6.A2" office:value-type="string">
            <text:p text:style-name="P45">89</text:p>
          </table:table-cell>
          <table:table-cell table:style-name="Table6.H2" office:value-type="string">
            <text:p text:style-name="P51">89</text:p>
          </table:table-cell>
        </table:table-row>
        <table:table-row>
          <table:table-cell table:style-name="Table6.A2" office:value-type="string">
            <text:p text:style-name="P33">1</text:p>
          </table:table-cell>
          <table:table-cell table:style-name="Table6.A2" office:value-type="string">
            <text:p text:style-name="P39">787897</text:p>
          </table:table-cell>
          <table:table-cell table:style-name="Table6.A2" office:value-type="string">
            <text:p text:style-name="P59">0</text:p>
          </table:table-cell>
          <table:table-cell table:style-name="Table6.A2" office:value-type="string">
            <text:p text:style-name="P58">1</text:p>
          </table:table-cell>
          <table:table-cell table:style-name="Table6.A2" office:value-type="string">
            <text:p text:style-name="P45">90</text:p>
          </table:table-cell>
          <table:table-cell table:style-name="Table6.A2" office:value-type="string">
            <text:p text:style-name="P102">787897</text:p>
          </table:table-cell>
          <table:table-cell table:style-name="Table6.A2" office:value-type="string">
            <text:p text:style-name="P45">90</text:p>
          </table:table-cell>
          <table:table-cell table:style-name="Table6.H2" office:value-type="string">
            <text:p text:style-name="P58">89</text:p>
          </table:table-cell>
        </table:table-row>
        <table:table-row>
          <table:table-cell table:style-name="Table6.A2" office:value-type="string">
            <text:p text:style-name="P33">2</text:p>
          </table:table-cell>
          <table:table-cell table:style-name="Table6.A2" office:value-type="string">
            <text:p text:style-name="P39">907</text:p>
          </table:table-cell>
          <table:table-cell table:style-name="Table6.A2" office:value-type="string">
            <text:p text:style-name="P51">2</text:p>
          </table:table-cell>
          <table:table-cell table:style-name="Table6.A2" office:value-type="string">
            <text:p text:style-name="P45">0</text:p>
          </table:table-cell>
          <table:table-cell table:style-name="Table6.A2" office:value-type="string">
            <text:p text:style-name="P45">34</text:p>
          </table:table-cell>
          <table:table-cell table:style-name="Table6.A2" office:value-type="string">
            <text:p text:style-name="P27">-<text:span text:style-name="T30">1</text:span></text:p>
          </table:table-cell>
          <table:table-cell table:style-name="Table6.A2" office:value-type="string">
            <text:p text:style-name="P45">91</text:p>
          </table:table-cell>
          <table:table-cell table:style-name="Table6.H2" office:value-type="string">
            <text:p text:style-name="P58">92</text:p>
          </table:table-cell>
        </table:table-row>
        <table:table-row>
          <table:table-cell table:style-name="Table6.A2" office:value-type="string">
            <text:p text:style-name="P33">3</text:p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51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27">-<text:span text:style-name="T30">1</text:span></text:p>
          </table:table-cell>
          <table:table-cell table:style-name="Table6.A2" office:value-type="string">
            <text:p text:style-name="P45">92</text:p>
          </table:table-cell>
          <table:table-cell table:style-name="Table6.H2" office:value-type="string">
            <text:p text:style-name="P51"/>
          </table:table-cell>
        </table:table-row>
        <table:table-row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57"/>
          </table:table-cell>
          <table:table-cell table:style-name="Table6.H2" office:value-type="string">
            <text:p text:style-name="P51"/>
          </table:table-cell>
        </table:table-row>
        <table:table-row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7"/>
          </table:table-cell>
          <table:table-cell table:style-name="Table6.H2" office:value-type="string">
            <text:p text:style-name="P27"/>
          </table:table-cell>
        </table:table-row>
      </table:table>
      <text:p text:style-name="P94"><text:s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Jeu d’essai de la fonction <text:span text:style-name="T39">d’insertion</text:span> des <text:span text:style-name="T39">notes finales</text:span> <text:span text:style-name="T39">des stagiaires</text:span> :</text:p>
      <text:p text:style-name="P92"/>
      <text:p text:style-name="P93">Insertion des notes finale pour les 2 premier stagiaire (initiaux)</text:p>
      <text:p text:style-name="P93"/>
      <text:p text:style-name="P96">(Initiale)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9">tabEtudiant</text:p>
          </table:table-cell>
          <table:table-cell table:style-name="Tableau1.A1" office:value-type="string">
            <text:p text:style-name="P111">tabRefStage</text:p>
          </table:table-cell>
          <table:table-cell table:style-name="Tableau1.C1" office:value-type="string">
            <text:p text:style-name="P111">tabNote</text:p>
          </table:table-cell>
        </table:table-row>
        <table:table-row>
          <table:table-cell table:style-name="Tableau1.A2" office:value-type="string">
            <text:p text:style-name="P106">89</text:p>
          </table:table-cell>
          <table:table-cell table:style-name="Tableau1.A2" office:value-type="string">
            <text:p text:style-name="P108">214</text:p>
          </table:table-cell>
          <table:table-cell table:style-name="Tableau1.C2" office:value-type="string">
            <text:p text:style-name="P22">-<text:span text:style-name="T40">1,0</text:span></text:p>
          </table:table-cell>
        </table:table-row>
        <table:table-row>
          <table:table-cell table:style-name="Tableau1.A2" office:value-type="string">
            <text:p text:style-name="P106">90</text:p>
          </table:table-cell>
          <table:table-cell table:style-name="Tableau1.A2" office:value-type="string">
            <text:p text:style-name="P106">341</text:p>
          </table:table-cell>
          <table:table-cell table:style-name="Tableau1.C2" office:value-type="string">
            <text:p text:style-name="P22">-<text:span text:style-name="T40">1,0</text:span></text:p>
          </table:table-cell>
        </table:table-row>
        <table:table-row>
          <table:table-cell table:style-name="Tableau1.A2" office:value-type="string">
            <text:p text:style-name="P108">91</text:p>
          </table:table-cell>
          <table:table-cell table:style-name="Tableau1.A2" office:value-type="string">
            <text:p text:style-name="P22">-<text:span text:style-name="T40">1</text:span></text:p>
          </table:table-cell>
          <table:table-cell table:style-name="Tableau1.C2" office:value-type="string">
            <text:p text:style-name="P108">-1,0</text:p>
          </table:table-cell>
        </table:table-row>
      </table:table>
      <text:p text:style-name="P94"/>
      <text:p text:style-name="P94"/>
      <text:p text:style-name="P94"/>
      <text:p text:style-name="P96">(Finale)</text:p>
      <text:p text:style-name="P95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10">tabEtudiant</text:p>
          </table:table-cell>
          <table:table-cell table:style-name="Tableau2.A1" office:value-type="string">
            <text:p text:style-name="P112">tabRefStage</text:p>
          </table:table-cell>
          <table:table-cell table:style-name="Tableau2.C1" office:value-type="string">
            <text:p text:style-name="P112">tabNote</text:p>
          </table:table-cell>
        </table:table-row>
        <table:table-row>
          <table:table-cell table:style-name="Tableau2.A2" office:value-type="string">
            <text:p text:style-name="P107">89</text:p>
          </table:table-cell>
          <table:table-cell table:style-name="Tableau2.A2" office:value-type="string">
            <text:p text:style-name="P108">214</text:p>
          </table:table-cell>
          <table:table-cell table:style-name="Tableau2.C2" office:value-type="string">
            <text:p text:style-name="P108">18,5</text:p>
          </table:table-cell>
        </table:table-row>
        <table:table-row>
          <table:table-cell table:style-name="Tableau2.A2" office:value-type="string">
            <text:p text:style-name="P107">90</text:p>
          </table:table-cell>
          <table:table-cell table:style-name="Tableau2.A2" office:value-type="string">
            <text:p text:style-name="P107">341</text:p>
          </table:table-cell>
          <table:table-cell table:style-name="Tableau2.C2" office:value-type="string">
            <text:p text:style-name="P108">14,1</text:p>
          </table:table-cell>
        </table:table-row>
        <table:table-row>
          <table:table-cell table:style-name="Tableau2.A2" office:value-type="string">
            <text:p text:style-name="P108">91</text:p>
          </table:table-cell>
          <table:table-cell table:style-name="Tableau2.A2" office:value-type="string">
            <text:p text:style-name="P105">-<text:span text:style-name="T40">1</text:span></text:p>
          </table:table-cell>
          <table:table-cell table:style-name="Tableau2.C2" office:value-type="string">
            <text:p text:style-name="P108">-1,0</text:p>
          </table:table-cell>
        </table:table-row>
      </table:table>
      <text:p text:style-name="P9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7"><text:soft-page-break/>Trace d’executions</text:p>
      <text:p text:style-name="P97"/>
      <text:p text:style-name="P98"><text:span text:style-name="T38">Insertion d’un nouvel étudiant :</text:span> </text:p>
      <text:p text:style-name="P98"><text:s/>_____ _ <text:s text:c="18"/></text:p>
      <text:p text:style-name="P98">/ <text:s/>___| | <text:s text:c="17"/></text:p>
      <text:p text:style-name="P98">\ `--.| |_ __ _ <text:s/>__ _ <text:s/>___ </text:p>
      <text:p text:style-name="P98"><text:s/>`--. \ __/ _` |/ _` |/ _ \</text:p>
      <text:p text:style-name="P98">/\__/ / || (_| | (_| | <text:s/>__/</text:p>
      <text:p text:style-name="P98">\____/ \__\__,_|\__, |\___|</text:p>
      <text:p text:style-name="P98"><text:s text:c="17"/>__/ | <text:s text:c="4"/></text:p>
      <text:p text:style-name="P98"><text:s text:c="16"/>|___/ <text:s text:c="5"/></text:p>
      <text:p text:style-name="P98"/>
      <text:p text:style-name="P98"/>
      <text:p text:style-name="P98">**********************************</text:p>
      <text:p text:style-name="P98">*Choisir l'utilisateur : <text:tab/> *</text:p>
      <text:p text:style-name="P98">* <text:tab/><text:tab/><text:tab/><text:tab/> *</text:p>
      <text:p text:style-name="P98">*Responsable de stage : (0) <text:tab/> *</text:p>
      <text:p text:style-name="P98">*Etudiant : (1) <text:tab/> <text:tab/> *</text:p>
      <text:p text:style-name="P98">*Quitter : (9) <text:tab/> <text:tab/> <text:tab/> *</text:p>
      <text:p text:style-name="P98">**********************************</text:p>
      <text:p text:style-name="P98">Choix : 0</text:p>
      <text:p text:style-name="P98"/>
      <text:p text:style-name="P98">PARTIE RESPONSABLE </text:p>
      <text:p text:style-name="P98"><text:s/></text:p>
      <text:p text:style-name="P98"/>
      <text:p text:style-name="P98">*****************************************</text:p>
      <text:p text:style-name="P98">*Faites votre choix : <text:tab/> <text:tab/> <text:tab/>*</text:p>
      <text:p text:style-name="P98">* <text:tab/><text:tab/><text:tab/><text:tab/><text:tab/>*</text:p>
      <text:p text:style-name="P98">*Menu d'affichage : (0) <text:tab/> <text:tab/>*</text:p>
      <text:p text:style-name="P98">*Supprimer un étudiant : (1) <text:tab/> <text:tab/>*</text:p>
      <text:p text:style-name="P98">*Ajouter un étudiant : (2) <text:tab/> <text:tab/>*</text:p>
      <text:p text:style-name="P98">*Affecter un étudiant : (3) <text:tab/> <text:tab/>*</text:p>
      <text:p text:style-name="P98">*Ajouter une offre de stage : (4) <text:tab/>*</text:p>
      <text:p text:style-name="P98">*Supprimer une offre de stage : (5) <text:tab/>*</text:p>
      <text:p text:style-name="P98">*Sauvegarder manuellement : (6) <text:tab/>*</text:p>
      <text:p text:style-name="P98">* <text:tab/><text:tab/><text:tab/><text:tab/><text:tab/>*</text:p>
      <text:p text:style-name="P98">*Gestion des notes du jury : (7) <text:tab/>*</text:p>
      <text:p text:style-name="P98">* <text:tab/><text:tab/><text:tab/><text:tab/><text:tab/>*</text:p>
      <text:p text:style-name="P98">*Quitter : (9) <text:tab/> <text:tab/> <text:tab/> <text:tab/>*</text:p>
      <text:p text:style-name="P98">*****************************************</text:p>
      <text:p text:style-name="P98">Choix : 2</text:p>
      <text:p text:style-name="P98">Saisir l'étudiant à insérer : 4565</text:p>
      <text:p text:style-name="P98"/>
      <text:p text:style-name="P98">*****************************************</text:p>
      <text:p text:style-name="P98">*Faites votre choix : <text:tab/> <text:tab/> <text:tab/>*</text:p>
      <text:p text:style-name="P98">* <text:tab/><text:tab/><text:tab/><text:tab/><text:tab/>*</text:p>
      <text:p text:style-name="P98">*Menu d'affichage : (0) <text:tab/> <text:tab/>*</text:p>
      <text:p text:style-name="P98">*Supprimer un étudiant : (1) <text:tab/> <text:tab/>*</text:p>
      <text:p text:style-name="P98"><text:soft-page-break/>*Ajouter un étudiant : (2) <text:tab/> <text:tab/>*</text:p>
      <text:p text:style-name="P98">*Affecter un étudiant : (3) <text:tab/> <text:tab/>*</text:p>
      <text:p text:style-name="P98">*Ajouter une offre de stage : (4) <text:tab/>*</text:p>
      <text:p text:style-name="P98">*Supprimer une offre de stage : (5) <text:tab/>*</text:p>
      <text:p text:style-name="P98">*Sauvegarder manuellement : (6) <text:tab/>*</text:p>
      <text:p text:style-name="P98">* <text:tab/><text:tab/><text:tab/><text:tab/><text:tab/>*</text:p>
      <text:p text:style-name="P98">*Gestion des notes du jury : (7) <text:tab/>*</text:p>
      <text:p text:style-name="P98">* <text:tab/><text:tab/><text:tab/><text:tab/><text:tab/>*</text:p>
      <text:p text:style-name="P98">*Quitter : (9) <text:tab/> <text:tab/> <text:tab/> <text:tab/>*</text:p>
      <text:p text:style-name="P98">*****************************************</text:p>
      <text:p text:style-name="P98">Choix : 0</text:p>
      <text:p text:style-name="P98"/>
      <text:p text:style-name="P98">*************************************************************************</text:p>
      <text:p text:style-name="P98">*Faites votre choix : <text:tab/> <text:tab/> <text:tab/> <text:tab/> <text:tab/> <text:tab/> <text:tab/>*</text:p>
      <text:p text:style-name="P98">*Afficher la liste des stages pourvus et les étudiants affectés : (1) <text:tab/>*</text:p>
      <text:p text:style-name="P98">*Afficher la liste des stages non pourvus : (2) <text:tab/> <text:tab/> <text:tab/>*</text:p>
      <text:p text:style-name="P98">*Afficher les étudiants n'ayant pas de stage : (3) <text:tab/> <text:tab/> <text:tab/>*</text:p>
      <text:p text:style-name="P98">*Afficher les informations concernant un stage donné : (4) <text:tab/> <text:tab/>*</text:p>
      <text:p text:style-name="P98">*Afficher les stages selon un numéro : (5) <text:tab/> <text:tab/> <text:tab/> <text:tab/>*</text:p>
      <text:p text:style-name="P98">*Afficher les stages selon un département : (6)<text:tab/> <text:tab/> <text:tab/> <text:tab/>*</text:p>
      <text:p text:style-name="P98">*Afficher tout les étudiants et leurs informations : (7)<text:tab/> <text:tab/>*</text:p>
      <text:p text:style-name="P98">*Afficher toutes les offres de stages et leurs informations : (8)<text:tab/>*</text:p>
      <text:p text:style-name="P98">*Quitter : (9) <text:tab/> <text:tab/> <text:tab/> <text:tab/> <text:tab/> <text:tab/> <text:tab/> <text:tab/>*</text:p>
      <text:p text:style-name="P98">*************************************************************************</text:p>
      <text:p text:style-name="P98">Choix : 7</text:p>
      <text:p text:style-name="P98">L'étudiant 101 : </text:p>
      <text:p text:style-name="P98"><text:tab/>Référence de stage : 5008 </text:p>
      <text:p text:style-name="P98"><text:tab/>Note finale : 4.75 </text:p>
      <text:p text:style-name="P98">L'étudiant 233 : </text:p>
      <text:p text:style-name="P98"><text:tab/>Référence de stage : 1061 </text:p>
      <text:p text:style-name="P98"><text:tab/>Note finale : aucune </text:p>
      <text:p text:style-name="P98">L'étudiant 90 : </text:p>
      <text:p text:style-name="P98"><text:tab/>Référence de stage : aucune </text:p>
      <text:p text:style-name="P98"><text:tab/>Note finale : aucune </text:p>
      <text:p text:style-name="P98">L'étudiant 123 : </text:p>
      <text:p text:style-name="P98"><text:tab/>Référence de stage : aucune </text:p>
      <text:p text:style-name="P98"><text:tab/>Note finale : aucune </text:p>
      <text:p text:style-name="P98">L'étudiant 272 : </text:p>
      <text:p text:style-name="P98"><text:tab/>Référence de stage : aucune </text:p>
      <text:p text:style-name="P98"><text:tab/>Note finale : aucune </text:p>
      <text:p text:style-name="P98">L'étudiant 344 : </text:p>
      <text:p text:style-name="P98"><text:tab/>Référence de stage : aucune </text:p>
      <text:p text:style-name="P98"><text:tab/>Note finale : aucune </text:p>
      <text:p text:style-name="P98">L'étudiant 464 : </text:p>
      <text:p text:style-name="P98"><text:tab/>Référence de stage : aucune </text:p>
      <text:p text:style-name="P98"><text:tab/>Note finale : aucune </text:p>
      <text:p text:style-name="P98">L'étudiant 789 : </text:p>
      <text:p text:style-name="P98"><text:tab/>Référence de stage : aucune </text:p>
      <text:p text:style-name="P98"><text:tab/>Note finale : aucune </text:p>
      <text:p text:style-name="P98">L'étudiant 958 : </text:p>
      <text:p text:style-name="P98"><text:soft-page-break/><text:tab/>Référence de stage : aucune </text:p>
      <text:p text:style-name="P98"><text:tab/>Note finale : aucune </text:p>
      <text:p text:style-name="P98">L'étudiant 4565 : </text:p>
      <text:p text:style-name="P98"><text:tab/>Référence de stage : aucune </text:p>
      <text:p text:style-name="P98"><text:tab/>Note finale : aucune </text:p>
      <text:p text:style-name="P98"/>
      <text:p text:style-name="P99"><text:span text:style-name="T36">Candidater à un stage :</text:span> </text:p>
      <text:p text:style-name="P99"/>
      <text:p text:style-name="P99">**********************************</text:p>
      <text:p text:style-name="P99">*Choisir l'utilisateur : <text:tab/> *</text:p>
      <text:p text:style-name="P99">* <text:tab/><text:tab/><text:tab/><text:tab/> *</text:p>
      <text:p text:style-name="P99">*Responsable de stage : (0) <text:tab/> *</text:p>
      <text:p text:style-name="P99">*Etudiant : (1) <text:tab/> <text:tab/> *</text:p>
      <text:p text:style-name="P99">*Quitter : (9) <text:tab/> <text:tab/> <text:tab/> *</text:p>
      <text:p text:style-name="P99">**********************************</text:p>
      <text:p text:style-name="P99">Choix : 1</text:p>
      <text:p text:style-name="P99"/>
      <text:p text:style-name="P99">ETUDIANT</text:p>
      <text:p text:style-name="P99"><text:s/></text:p>
      <text:p text:style-name="P99">Saisir votre numéro d'étudiant : 4565</text:p>
      <text:p text:style-name="P99">Numéro étudiant inconnu(e) </text:p>
      <text:p text:style-name="P99">Saisir votre numéro d'étudiant : 789</text:p>
      <text:p text:style-name="P99"/>
      <text:p text:style-name="P99">Bienvenue étudiant 789 </text:p>
      <text:p text:style-name="P99"/>
      <text:p text:style-name="P99">*****************************************</text:p>
      <text:p text:style-name="P99">*Faites votre choix : <text:tab/> <text:tab/> <text:tab/>*</text:p>
      <text:p text:style-name="P99">* <text:tab/><text:tab/><text:tab/><text:tab/><text:tab/>*</text:p>
      <text:p text:style-name="P99">*Menu d'affichage : (0) <text:tab/> <text:tab/>*</text:p>
      <text:p text:style-name="P99">*Candidater à un stage : (1) <text:tab/> <text:tab/>*</text:p>
      <text:p text:style-name="P99">*Sauvegarder manuellement : (2) <text:tab/>*</text:p>
      <text:p text:style-name="P99">*Quitter : (9) <text:tab/> <text:tab/> <text:tab/> <text:tab/>*</text:p>
      <text:p text:style-name="P99">*****************************************</text:p>
      <text:p text:style-name="P99"/>
      <text:p text:style-name="P99">Choix : 1</text:p>
      <text:p text:style-name="P99"/>
      <text:p text:style-name="P99">Saisir l'offre de stage à candidater : 2548</text:p>
      <text:p text:style-name="P99"/>
      <text:p text:style-name="P99">*************************************************************************</text:p>
      <text:p text:style-name="P99">*Faites votre choix : <text:tab/> <text:tab/> <text:tab/> <text:tab/> <text:tab/> <text:tab/> <text:tab/>*</text:p>
      <text:p text:style-name="P99">*Afficher la liste des stages pourvus et les étudiants affectés : (1) <text:tab/>*</text:p>
      <text:p text:style-name="P99">*Afficher la liste des stages non pourvus : (2) <text:tab/> <text:tab/> <text:tab/>*</text:p>
      <text:p text:style-name="P99">*Afficher les étudiants n'ayant pas de stage : (3) <text:tab/> <text:tab/> <text:tab/>*</text:p>
      <text:p text:style-name="P99">*Afficher les informations concernant un stage donné : (4) <text:tab/> <text:tab/>*</text:p>
      <text:p text:style-name="P99">*Afficher les stages selon un numéro : (5) <text:tab/> <text:tab/> <text:tab/> <text:tab/>*</text:p>
      <text:p text:style-name="P99">*Afficher les stages selon un département : (6)<text:tab/> <text:tab/> <text:tab/> <text:tab/>*</text:p>
      <text:p text:style-name="P99">*Afficher tout les étudiants et leurs informations : (7)<text:tab/> <text:tab/>*</text:p>
      <text:p text:style-name="P99">*Afficher toutes les offres de stages et leurs informations : (8)<text:tab/>*</text:p>
      <text:p text:style-name="P99">*Quitter : (9) <text:tab/> <text:tab/> <text:tab/> <text:tab/> <text:tab/> <text:tab/> <text:tab/> <text:tab/>*</text:p>
      <text:p text:style-name="P99"><text:soft-page-break/>*************************************************************************</text:p>
      <text:p text:style-name="P99">Choix : 8</text:p>
      <text:p text:style-name="P99">La référence de stage 5008 : </text:p>
      <text:p text:style-name="P99"><text:s/><text:tab/>Département : 63 </text:p>
      <text:p text:style-name="P99"><text:s/><text:tab/>Pourvu : 1</text:p>
      <text:p text:style-name="P99"><text:s/><text:tab/>Nombre de candidats : 0</text:p>
      <text:p text:style-name="P99"><text:s/><text:tab/>Les étudiant candidats : </text:p>
      <text:p text:style-name="P99">Aucun </text:p>
      <text:p text:style-name="P99">La référence de stage 1061 : </text:p>
      <text:p text:style-name="P99"><text:s/><text:tab/>Département : 15 </text:p>
      <text:p text:style-name="P99"><text:s/><text:tab/>Pourvu : 1</text:p>
      <text:p text:style-name="P99"><text:s/><text:tab/>Nombre de candidats : 0</text:p>
      <text:p text:style-name="P99"><text:s/><text:tab/>Les étudiant candidats : </text:p>
      <text:p text:style-name="P99">Aucun </text:p>
      <text:p text:style-name="P99">La référence de stage 2548 : </text:p>
      <text:p text:style-name="P99"><text:s/><text:tab/>Département : 63 </text:p>
      <text:p text:style-name="P99"><text:s/><text:tab/>Pourvu : 0</text:p>
      <text:p text:style-name="P99"><text:s/><text:tab/>Nombre de candidats : 3</text:p>
      <text:p text:style-name="P99"><text:s/><text:tab/>Les étudiant candidats : </text:p>
      <text:p text:style-name="P99"><text:tab/> <text:tab/>789 </text:p>
      <text:p text:style-name="P99"><text:tab/> <text:tab/>272 </text:p>
      <text:p text:style-name="P99"><text:tab/> <text:tab/>958 </text:p>
      <text:p text:style-name="P99">La référence de stage 4155 : </text:p>
      <text:p text:style-name="P99"><text:s/><text:tab/>Département : 43 </text:p>
      <text:p text:style-name="P99"><text:s/><text:tab/>Pourvu : 0</text:p>
      <text:p text:style-name="P99"><text:s/><text:tab/>Nombre de candidats : 2</text:p>
      <text:p text:style-name="P99"><text:s/><text:tab/>Les étudiant candidats : </text:p>
      <text:p text:style-name="P99"><text:tab/> <text:tab/>123 </text:p>
      <text:p text:style-name="P99"><text:tab/> <text:tab/>344 </text:p>
      <text:p text:style-name="P99">La référence de stage 1564 : </text:p>
      <text:p text:style-name="P99"><text:s/><text:tab/>Département : 63 </text:p>
      <text:p text:style-name="P99"><text:s/><text:tab/>Pourvu : 0</text:p>
      <text:p text:style-name="P99"><text:s/><text:tab/>Nombre de candidats : 2</text:p>
      <text:p text:style-name="P99"><text:s/><text:tab/>Les étudiant candidats : </text:p>
      <text:p text:style-name="P99"><text:tab/> <text:tab/>958 </text:p>
      <text:p text:style-name="P99"><text:tab/> <text:tab/>344 </text:p>
      <text:p text:style-name="P99">La référence de stage 6789 : </text:p>
      <text:p text:style-name="P99"><text:s/><text:tab/>Département : 78 </text:p>
      <text:p text:style-name="P99"><text:s/><text:tab/>Pourvu : 0</text:p>
      <text:p text:style-name="P99"><text:s/><text:tab/>Nombre de candidats : 2</text:p>
      <text:p text:style-name="P99"><text:s/><text:tab/>Les étudiant candidats : </text:p>
      <text:p text:style-name="P99"><text:tab/> <text:tab/>344 </text:p>
      <text:p text:style-name="P99"><text:tab/> <text:tab/>90 </text:p>
      <text:p text:style-name="P99">La référence de stage 790 : </text:p>
      <text:p text:style-name="P99"><text:s/><text:tab/>Département : 48 </text:p>
      <text:p text:style-name="P99"><text:s/><text:tab/>Pourvu : 0</text:p>
      <text:p text:style-name="P99"><text:s/><text:tab/>Nombre de candidats : 1</text:p>
      <text:p text:style-name="P99"><text:s/><text:tab/>Les étudiant candidats : </text:p>
      <text:p text:style-name="P99"><text:tab/> <text:tab/>90 </text:p>
      <text:p text:style-name="P100"><text:soft-page-break/><text:span text:style-name="T37">Affecter un étudiant</text:span><text:span text:style-name="T36"> à un stage :</text:span></text:p>
      <text:p text:style-name="P101">*Menu d'affichage : (0) <text:tab/> <text:tab/>*</text:p>
      <text:p text:style-name="P101">*Supprimer un étudiant : (1) <text:tab/> <text:tab/>*</text:p>
      <text:p text:style-name="P101">*Ajouter un étudiant : (2) <text:tab/> <text:tab/>*</text:p>
      <text:p text:style-name="P101">*Affecter un étudiant : (3) <text:tab/> <text:tab/>*</text:p>
      <text:p text:style-name="P101">*Ajouter une offre de stage : (4) <text:tab/>*</text:p>
      <text:p text:style-name="P101">*Supprimer une offre de stage : (5) <text:tab/>*</text:p>
      <text:p text:style-name="P101">*Sauvegarder manuellement : (6) <text:tab/>*</text:p>
      <text:p text:style-name="P101">* <text:tab/><text:tab/><text:tab/><text:tab/><text:tab/>*</text:p>
      <text:p text:style-name="P101">*Gestion des notes du jury : (7) <text:tab/>*</text:p>
      <text:p text:style-name="P101">* <text:tab/><text:tab/><text:tab/><text:tab/><text:tab/>*</text:p>
      <text:p text:style-name="P101">*Quitter : (9) <text:tab/> <text:tab/> <text:tab/> <text:tab/>*</text:p>
      <text:p text:style-name="P101">*****************************************</text:p>
      <text:p text:style-name="P101">Choix : 3</text:p>
      <text:p text:style-name="P101">Saisir le numéro d'étudiant : 2548</text:p>
      <text:p text:style-name="P101">Etudiant inconnu(e) </text:p>
      <text:p text:style-name="P101">Saisir le numéro d'étudiant : 4565</text:p>
      <text:p text:style-name="P101">Saisir l'offre à affecté : 2548</text:p>
      <text:p text:style-name="P101">Choix : 8</text:p>
      <text:p text:style-name="P101">La référence de stage 5008 : </text:p>
      <text:p text:style-name="P101"><text:s/><text:tab/>Département : 63 </text:p>
      <text:p text:style-name="P101"><text:s/><text:tab/>Pourvu : 1</text:p>
      <text:p text:style-name="P101"><text:s/><text:tab/>Nombre de candidats : 0</text:p>
      <text:p text:style-name="P101"><text:s/><text:tab/>Les étudiant candidats : </text:p>
      <text:p text:style-name="P101">Aucun </text:p>
      <text:p text:style-name="P101">La référence de stage 1061 : </text:p>
      <text:p text:style-name="P101"><text:s/><text:tab/>Département : 15 </text:p>
      <text:p text:style-name="P101"><text:s/><text:tab/>Pourvu : 1</text:p>
      <text:p text:style-name="P101"><text:s/><text:tab/>Nombre de candidats : 0</text:p>
      <text:p text:style-name="P101"><text:s/><text:tab/>Les étudiant candidats : </text:p>
      <text:p text:style-name="P101">Aucun </text:p>
      <text:p text:style-name="P101">La référence de stage 2548 : </text:p>
      <text:p text:style-name="P101"><text:s/><text:tab/>Département : 63 </text:p>
      <text:p text:style-name="P101"><text:s/><text:tab/>Pourvu : 1</text:p>
      <text:p text:style-name="P101"><text:s/><text:tab/>Nombre de candidats : 0</text:p>
      <text:p text:style-name="P101"><text:s/><text:tab/>Les étudiant candidats : </text:p>
      <text:p text:style-name="P101">Aucun </text:p>
      <text:p text:style-name="P101">La référence de stage 4155 : </text:p>
      <text:p text:style-name="P101"><text:s/><text:tab/>Département : 43 </text:p>
      <text:p text:style-name="P101"><text:s/><text:tab/>Pourvu : 0</text:p>
      <text:p text:style-name="P101"><text:s/><text:tab/>Nombre de candidats : 2</text:p>
      <text:p text:style-name="P101"><text:s/><text:tab/>Les étudiant candidats : </text:p>
      <text:p text:style-name="P101"><text:tab/> <text:tab/>123 </text:p>
      <text:p text:style-name="P101"><text:tab/> <text:tab/>344 </text:p>
      <text:p text:style-name="P101">La référence de stage 1564 : </text:p>
      <text:p text:style-name="P101"><text:s/><text:tab/>Département : 63 </text:p>
      <text:p text:style-name="P101"><text:s/><text:tab/>Pourvu : 0</text:p>
      <text:p text:style-name="P101"><text:s/><text:tab/>Nombre de candidats : 2</text:p>
      <text:p text:style-name="P101"><text:s/><text:tab/>Les étudiant candidats : </text:p>
      <text:p text:style-name="P101"><text:soft-page-break/><text:tab/> <text:tab/>958 </text:p>
      <text:p text:style-name="P101"><text:tab/> <text:tab/>344 </text:p>
      <text:p text:style-name="P101">La référence de stage 6789 : </text:p>
      <text:p text:style-name="P101"><text:s/><text:tab/>Département : 78 </text:p>
      <text:p text:style-name="P101"><text:s/><text:tab/>Pourvu : 0</text:p>
      <text:p text:style-name="P101"><text:s/><text:tab/>Nombre de candidats : 2</text:p>
      <text:p text:style-name="P101"><text:s/><text:tab/>Les étudiant candidats : </text:p>
      <text:p text:style-name="P101"><text:tab/> <text:tab/>344 </text:p>
      <text:p text:style-name="P101"><text:tab/> <text:tab/>90 </text:p>
      <text:p text:style-name="P101">La référence de stage 790 : </text:p>
      <text:p text:style-name="P101"><text:s/><text:tab/>Département : 48 </text:p>
      <text:p text:style-name="P101"><text:s/><text:tab/>Pourvu : 0</text:p>
      <text:p text:style-name="P101"><text:s/><text:tab/>Nombre de candidats : 1</text:p>
      <text:p text:style-name="P101"><text:s/><text:tab/>Les étudiant candidats : </text:p>
      <text:p text:style-name="P101"><text:tab/> <text:tab/>90 </text:p>
      <text:p text:style-name="P10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17T23:12:23.353968110</dc:date>
    <meta:editing-duration>PT8H43M53S</meta:editing-duration>
    <meta:editing-cycles>65</meta:editing-cycles>
    <meta:document-statistic meta:table-count="8" meta:image-count="0" meta:object-count="0" meta:page-count="13" meta:paragraph-count="546" meta:word-count="1737" meta:character-count="10385" meta:non-whitespace-character-count="8441"/>
  </office:meta>
</office:document-meta>
</file>